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176A5FB35E.jpg" manifest:media-type="image/jpeg"/>
  <manifest:file-entry manifest:full-path="Pictures/10000000000001AA00000078E1CDBF5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3.678cm"/>
    </style:style>
    <style:style style:name="Tabela7.B" style:family="table-column">
      <style:table-column-properties style:column-width="12.33cm"/>
    </style:style>
    <style:style style:name="Tabela7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7.B1" style:family="table-cell">
      <style:table-cell-properties fo:background-color="#ccff99" fo:padding="0.097cm" fo:border="0.05pt solid #333333">
        <style:background-image/>
      </style:table-cell-properties>
    </style:style>
    <style:style style:name="Tabela7.A2" style:family="table-cell">
      <style:table-cell-properties fo:padding="0.097cm" fo:border-left="0.05pt solid #333333" fo:border-right="none" fo:border-top="none" fo:border-bottom="0.05pt solid #333333"/>
    </style:style>
    <style:style style:name="Tabela7.B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7.A3" style:family="table-cell">
      <style:table-cell-properties fo:padding="0.097cm" fo:border-left="0.05pt solid #333333" fo:border-right="none" fo:border-top="none" fo:border-bottom="0.05pt solid #333333"/>
    </style:style>
    <style:style style:name="Tabela7.B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7.A4" style:family="table-cell">
      <style:table-cell-properties fo:padding="0.097cm" fo:border-left="0.05pt solid #333333" fo:border-right="none" fo:border-top="none" fo:border-bottom="0.05pt solid #333333"/>
    </style:style>
    <style:style style:name="Tabela7.B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1" style:family="table">
      <style:table-properties style:width="15.981cm" table:align="left"/>
    </style:style>
    <style:style style:name="Tabela1.A" style:family="table-column">
      <style:table-column-properties style:column-width="6.085cm"/>
    </style:style>
    <style:style style:name="Tabela1.B" style:family="table-column">
      <style:table-column-properties style:column-width="2.249cm"/>
    </style:style>
    <style:style style:name="Tabela1.C" style:family="table-column">
      <style:table-column-properties style:column-width="7.646cm"/>
    </style:style>
    <style:style style:name="Tabela1.A1" style:family="table-cell">
      <style:table-cell-properties fo:background-color="#ccff99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1.C1" style:family="table-cell">
      <style:table-cell-properties fo:background-color="#ccff99" fo:padding="0.097cm" fo:border="0.05pt solid #666666">
        <style:background-image/>
      </style:table-cell-properties>
    </style:style>
    <style:style style:name="Tabela1.A2" style:family="table-cell">
      <style:table-cell-properties fo:padding="0.097cm" fo:border-left="0.05pt solid #666666" fo:border-right="none" fo:border-top="none" fo:border-bottom="0.05pt solid #666666"/>
    </style:style>
    <style:style style:name="Tabela1.B2" style:family="table-cell">
      <style:table-cell-properties fo:padding="0.097cm" fo:border-left="0.05pt solid #666666" fo:border-right="none" fo:border-top="none" fo:border-bottom="0.05pt solid #666666"/>
    </style:style>
    <style:style style:name="Tabela1.C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3" style:family="table-cell">
      <style:table-cell-properties fo:padding="0.097cm" fo:border-left="0.05pt solid #666666" fo:border-right="none" fo:border-top="none" fo:border-bottom="0.05pt solid #666666"/>
    </style:style>
    <style:style style:name="Tabela1.B3" style:family="table-cell">
      <style:table-cell-properties fo:padding="0.097cm" fo:border-left="0.05pt solid #666666" fo:border-right="none" fo:border-top="none" fo:border-bottom="0.05pt solid #666666"/>
    </style:style>
    <style:style style:name="Tabela1.C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4" style:family="table-cell">
      <style:table-cell-properties fo:padding="0.097cm" fo:border-left="0.05pt solid #666666" fo:border-right="none" fo:border-top="none" fo:border-bottom="0.05pt solid #666666"/>
    </style:style>
    <style:style style:name="Tabela1.B4" style:family="table-cell">
      <style:table-cell-properties fo:padding="0.097cm" fo:border-left="0.05pt solid #666666" fo:border-right="none" fo:border-top="none" fo:border-bottom="0.05pt solid #666666"/>
    </style:style>
    <style:style style:name="Tabela1.C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5" style:family="table-cell">
      <style:table-cell-properties fo:padding="0.097cm" fo:border-left="0.05pt solid #666666" fo:border-right="none" fo:border-top="none" fo:border-bottom="0.05pt solid #666666"/>
    </style:style>
    <style:style style:name="Tabela1.B5" style:family="table-cell">
      <style:table-cell-properties fo:padding="0.097cm" fo:border-left="0.05pt solid #666666" fo:border-right="none" fo:border-top="none" fo:border-bottom="0.05pt solid #666666"/>
    </style:style>
    <style:style style:name="Tabela1.C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6" style:family="table-cell">
      <style:table-cell-properties fo:padding="0.097cm" fo:border-left="0.05pt solid #666666" fo:border-right="none" fo:border-top="none" fo:border-bottom="0.05pt solid #666666"/>
    </style:style>
    <style:style style:name="Tabela1.B6" style:family="table-cell">
      <style:table-cell-properties fo:padding="0.097cm" fo:border-left="0.05pt solid #666666" fo:border-right="none" fo:border-top="none" fo:border-bottom="0.05pt solid #666666"/>
    </style:style>
    <style:style style:name="Tabela1.C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7" style:family="table-cell">
      <style:table-cell-properties fo:padding="0.097cm" fo:border-left="0.05pt solid #666666" fo:border-right="none" fo:border-top="none" fo:border-bottom="0.05pt solid #666666"/>
    </style:style>
    <style:style style:name="Tabela1.B7" style:family="table-cell">
      <style:table-cell-properties fo:padding="0.097cm" fo:border-left="0.05pt solid #666666" fo:border-right="none" fo:border-top="none" fo:border-bottom="0.05pt solid #666666"/>
    </style:style>
    <style:style style:name="Tabela1.C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8" style:family="table-cell">
      <style:table-cell-properties fo:padding="0.097cm" fo:border-left="0.05pt solid #666666" fo:border-right="none" fo:border-top="none" fo:border-bottom="0.05pt solid #666666"/>
    </style:style>
    <style:style style:name="Tabela1.B8" style:family="table-cell">
      <style:table-cell-properties fo:padding="0.097cm" fo:border-left="0.05pt solid #666666" fo:border-right="none" fo:border-top="none" fo:border-bottom="0.05pt solid #666666"/>
    </style:style>
    <style:style style:name="Tabela1.C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9" style:family="table-cell">
      <style:table-cell-properties fo:padding="0.097cm" fo:border-left="0.05pt solid #666666" fo:border-right="none" fo:border-top="none" fo:border-bottom="0.05pt solid #666666"/>
    </style:style>
    <style:style style:name="Tabela1.B9" style:family="table-cell">
      <style:table-cell-properties fo:padding="0.097cm" fo:border-left="0.05pt solid #666666" fo:border-right="none" fo:border-top="none" fo:border-bottom="0.05pt solid #666666"/>
    </style:style>
    <style:style style:name="Tabela1.C9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0" style:family="table-cell">
      <style:table-cell-properties fo:padding="0.097cm" fo:border-left="0.05pt solid #666666" fo:border-right="none" fo:border-top="none" fo:border-bottom="0.05pt solid #666666"/>
    </style:style>
    <style:style style:name="Tabela1.B10" style:family="table-cell">
      <style:table-cell-properties fo:padding="0.097cm" fo:border-left="0.05pt solid #666666" fo:border-right="none" fo:border-top="none" fo:border-bottom="0.05pt solid #666666"/>
    </style:style>
    <style:style style:name="Tabela1.C10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1" style:family="table-cell">
      <style:table-cell-properties fo:padding="0.097cm" fo:border-left="0.05pt solid #666666" fo:border-right="none" fo:border-top="none" fo:border-bottom="0.05pt solid #666666"/>
    </style:style>
    <style:style style:name="Tabela1.B11" style:family="table-cell">
      <style:table-cell-properties fo:padding="0.097cm" fo:border-left="0.05pt solid #666666" fo:border-right="none" fo:border-top="none" fo:border-bottom="0.05pt solid #666666"/>
    </style:style>
    <style:style style:name="Tabela1.C11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2" style:family="table-cell">
      <style:table-cell-properties fo:padding="0.097cm" fo:border-left="0.05pt solid #666666" fo:border-right="none" fo:border-top="none" fo:border-bottom="0.05pt solid #666666"/>
    </style:style>
    <style:style style:name="Tabela1.B12" style:family="table-cell">
      <style:table-cell-properties fo:padding="0.097cm" fo:border-left="0.05pt solid #666666" fo:border-right="none" fo:border-top="none" fo:border-bottom="0.05pt solid #666666"/>
    </style:style>
    <style:style style:name="Tabela1.C1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3" style:family="table-cell">
      <style:table-cell-properties fo:padding="0.097cm" fo:border-left="0.05pt solid #666666" fo:border-right="none" fo:border-top="none" fo:border-bottom="0.05pt solid #666666"/>
    </style:style>
    <style:style style:name="Tabela1.B13" style:family="table-cell">
      <style:table-cell-properties fo:padding="0.097cm" fo:border-left="0.05pt solid #666666" fo:border-right="none" fo:border-top="none" fo:border-bottom="0.05pt solid #666666"/>
    </style:style>
    <style:style style:name="Tabela1.C1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4" style:family="table-cell">
      <style:table-cell-properties fo:padding="0.097cm" fo:border-left="0.05pt solid #666666" fo:border-right="none" fo:border-top="none" fo:border-bottom="0.05pt solid #666666"/>
    </style:style>
    <style:style style:name="Tabela1.B14" style:family="table-cell">
      <style:table-cell-properties fo:padding="0.097cm" fo:border-left="0.05pt solid #666666" fo:border-right="none" fo:border-top="none" fo:border-bottom="0.05pt solid #666666"/>
    </style:style>
    <style:style style:name="Tabela1.C1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5" style:family="table-cell">
      <style:table-cell-properties fo:padding="0.097cm" fo:border-left="0.05pt solid #666666" fo:border-right="none" fo:border-top="none" fo:border-bottom="0.05pt solid #666666"/>
    </style:style>
    <style:style style:name="Tabela1.B15" style:family="table-cell">
      <style:table-cell-properties fo:padding="0.097cm" fo:border-left="0.05pt solid #666666" fo:border-right="none" fo:border-top="none" fo:border-bottom="0.05pt solid #666666"/>
    </style:style>
    <style:style style:name="Tabela1.C1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6" style:family="table-cell">
      <style:table-cell-properties fo:padding="0.097cm" fo:border-left="0.05pt solid #666666" fo:border-right="none" fo:border-top="none" fo:border-bottom="0.05pt solid #666666"/>
    </style:style>
    <style:style style:name="Tabela1.B16" style:family="table-cell">
      <style:table-cell-properties fo:padding="0.097cm" fo:border-left="0.05pt solid #666666" fo:border-right="none" fo:border-top="none" fo:border-bottom="0.05pt solid #666666"/>
    </style:style>
    <style:style style:name="Tabela1.C1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7" style:family="table-cell">
      <style:table-cell-properties fo:padding="0.097cm" fo:border-left="0.05pt solid #666666" fo:border-right="none" fo:border-top="none" fo:border-bottom="0.05pt solid #666666"/>
    </style:style>
    <style:style style:name="Tabela1.B17" style:family="table-cell">
      <style:table-cell-properties fo:padding="0.097cm" fo:border-left="0.05pt solid #666666" fo:border-right="none" fo:border-top="none" fo:border-bottom="0.05pt solid #666666"/>
    </style:style>
    <style:style style:name="Tabela1.C17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8" style:family="table-cell">
      <style:table-cell-properties fo:padding="0.097cm" fo:border-left="0.05pt solid #666666" fo:border-right="none" fo:border-top="none" fo:border-bottom="0.05pt solid #666666"/>
    </style:style>
    <style:style style:name="Tabela1.B18" style:family="table-cell">
      <style:table-cell-properties fo:padding="0.097cm" fo:border-left="0.05pt solid #666666" fo:border-right="none" fo:border-top="none" fo:border-bottom="0.05pt solid #666666"/>
    </style:style>
    <style:style style:name="Tabela1.C18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19" style:family="table-cell">
      <style:table-cell-properties fo:padding="0.097cm" fo:border-left="0.05pt solid #666666" fo:border-right="none" fo:border-top="none" fo:border-bottom="0.05pt solid #666666"/>
    </style:style>
    <style:style style:name="Tabela1.B19" style:family="table-cell">
      <style:table-cell-properties fo:padding="0.097cm" fo:border-left="0.05pt solid #666666" fo:border-right="none" fo:border-top="none" fo:border-bottom="0.05pt solid #666666"/>
    </style:style>
    <style:style style:name="Tabela1.C19" style:family="table-cell">
      <style:table-cell-properties fo:padding="0.097cm" fo:border-left="0.05pt solid #666666" fo:border-right="0.05pt solid #666666" fo:border-top="none" fo:border-bottom="0.05pt solid #666666"/>
    </style:style>
    <style:style style:name="Tabela1.A20" style:family="table-cell">
      <style:table-cell-properties fo:padding="0.097cm" fo:border-left="0.05pt solid #666666" fo:border-right="none" fo:border-top="none" fo:border-bottom="0.05pt solid #666666"/>
    </style:style>
    <style:style style:name="Tabela1.B20" style:family="table-cell">
      <style:table-cell-properties fo:padding="0.097cm" fo:border-left="0.05pt solid #666666" fo:border-right="none" fo:border-top="none" fo:border-bottom="0.05pt solid #666666"/>
    </style:style>
    <style:style style:name="Tabela1.C20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5.292cm"/>
    </style:style>
    <style:style style:name="Tabela9.B" style:family="table-column">
      <style:table-column-properties style:column-width="3.704cm"/>
    </style:style>
    <style:style style:name="Tabela9.C" style:family="table-column">
      <style:table-column-properties style:column-width="3.307cm"/>
    </style:style>
    <style:style style:name="Tabela9.A1" style:family="table-cell">
      <style:table-cell-properties fo:background-color="#cc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D1" style:family="table-cell">
      <style:table-cell-properties fo:background-color="#ccff99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666666" fo:border-right="none" fo:border-top="none" fo:border-bottom="0.05pt solid #666666"/>
    </style:style>
    <style:style style:name="Tabela9.B2" style:family="table-cell">
      <style:table-cell-properties fo:padding="0.097cm" fo:border-left="0.05pt solid #666666" fo:border-right="none" fo:border-top="none" fo:border-bottom="0.05pt solid #666666"/>
    </style:style>
    <style:style style:name="Tabela9.C2" style:family="table-cell">
      <style:table-cell-properties fo:padding="0.097cm" fo:border-left="0.05pt solid #666666" fo:border-right="none" fo:border-top="none" fo:border-bottom="0.05pt solid #666666"/>
    </style:style>
    <style:style style:name="Tabela9.D2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3" style:family="table-cell">
      <style:table-cell-properties fo:padding="0.097cm" fo:border-left="0.05pt solid #666666" fo:border-right="none" fo:border-top="none" fo:border-bottom="0.05pt solid #666666"/>
    </style:style>
    <style:style style:name="Tabela9.B3" style:family="table-cell">
      <style:table-cell-properties fo:padding="0.097cm" fo:border-left="0.05pt solid #666666" fo:border-right="none" fo:border-top="none" fo:border-bottom="0.05pt solid #666666"/>
    </style:style>
    <style:style style:name="Tabela9.C3" style:family="table-cell">
      <style:table-cell-properties fo:padding="0.097cm" fo:border-left="0.05pt solid #666666" fo:border-right="none" fo:border-top="none" fo:border-bottom="0.05pt solid #666666"/>
    </style:style>
    <style:style style:name="Tabela9.D3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4" style:family="table-cell">
      <style:table-cell-properties fo:padding="0.097cm" fo:border-left="0.05pt solid #666666" fo:border-right="none" fo:border-top="none" fo:border-bottom="0.05pt solid #666666"/>
    </style:style>
    <style:style style:name="Tabela9.B4" style:family="table-cell">
      <style:table-cell-properties fo:padding="0.097cm" fo:border-left="0.05pt solid #666666" fo:border-right="none" fo:border-top="none" fo:border-bottom="0.05pt solid #666666"/>
    </style:style>
    <style:style style:name="Tabela9.C4" style:family="table-cell">
      <style:table-cell-properties fo:padding="0.097cm" fo:border-left="0.05pt solid #666666" fo:border-right="none" fo:border-top="none" fo:border-bottom="0.05pt solid #666666"/>
    </style:style>
    <style:style style:name="Tabela9.D4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5" style:family="table-cell">
      <style:table-cell-properties fo:padding="0.097cm" fo:border-left="0.05pt solid #666666" fo:border-right="none" fo:border-top="none" fo:border-bottom="0.05pt solid #666666"/>
    </style:style>
    <style:style style:name="Tabela9.B5" style:family="table-cell">
      <style:table-cell-properties fo:padding="0.097cm" fo:border-left="0.05pt solid #666666" fo:border-right="none" fo:border-top="none" fo:border-bottom="0.05pt solid #666666"/>
    </style:style>
    <style:style style:name="Tabela9.C5" style:family="table-cell">
      <style:table-cell-properties fo:padding="0.097cm" fo:border-left="0.05pt solid #666666" fo:border-right="none" fo:border-top="none" fo:border-bottom="0.05pt solid #666666"/>
    </style:style>
    <style:style style:name="Tabela9.D5" style:family="table-cell">
      <style:table-cell-properties fo:padding="0.097cm" fo:border-left="0.05pt solid #666666" fo:border-right="0.05pt solid #666666" fo:border-top="none" fo:border-bottom="0.05pt solid #666666"/>
    </style:style>
    <style:style style:name="Tabela9.A6" style:family="table-cell">
      <style:table-cell-properties fo:padding="0.097cm" fo:border-left="0.05pt solid #666666" fo:border-right="none" fo:border-top="none" fo:border-bottom="0.05pt solid #666666"/>
    </style:style>
    <style:style style:name="Tabela9.B6" style:family="table-cell">
      <style:table-cell-properties fo:padding="0.097cm" fo:border-left="0.05pt solid #666666" fo:border-right="none" fo:border-top="none" fo:border-bottom="0.05pt solid #666666"/>
    </style:style>
    <style:style style:name="Tabela9.C6" style:family="table-cell">
      <style:table-cell-properties fo:padding="0.097cm" fo:border-left="0.05pt solid #666666" fo:border-right="none" fo:border-top="none" fo:border-bottom="0.05pt solid #666666"/>
    </style:style>
    <style:style style:name="Tabela9.D6" style:family="table-cell">
      <style:table-cell-properties fo:padding="0.097cm" fo:border-left="0.05pt solid #666666" fo:border-right="0.05pt solid #666666" fo:border-top="none" fo:border-bottom="0.05pt solid #666666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6.509cm"/>
    </style:style>
    <style:style style:name="Tabela2.B" style:family="table-column">
      <style:table-column-properties style:column-width="2.487cm"/>
    </style:style>
    <style:style style:name="Tabela2.C" style:family="table-column">
      <style:table-column-properties style:column-width="7.011cm"/>
    </style:style>
    <style:style style:name="Tabela2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2.C1" style:family="table-cell">
      <style:table-cell-properties fo:background-color="#ccff99" fo:padding="0.097cm" fo:border="0.05pt solid #333333">
        <style:background-image/>
      </style:table-cell-properties>
    </style:style>
    <style:style style:name="Tabela2.A2" style:family="table-cell">
      <style:table-cell-properties fo:padding="0.097cm" fo:border-left="0.05pt solid #333333" fo:border-right="none" fo:border-top="none" fo:border-bottom="0.05pt solid #333333"/>
    </style:style>
    <style:style style:name="Tabela2.B2" style:family="table-cell">
      <style:table-cell-properties fo:padding="0.097cm" fo:border-left="0.05pt solid #333333" fo:border-right="none" fo:border-top="none" fo:border-bottom="0.05pt solid #333333"/>
    </style:style>
    <style:style style:name="Tabela2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3" style:family="table-cell">
      <style:table-cell-properties fo:padding="0.097cm" fo:border-left="0.05pt solid #333333" fo:border-right="none" fo:border-top="none" fo:border-bottom="0.05pt solid #333333"/>
    </style:style>
    <style:style style:name="Tabela2.B3" style:family="table-cell">
      <style:table-cell-properties fo:padding="0.097cm" fo:border-left="0.05pt solid #333333" fo:border-right="none" fo:border-top="none" fo:border-bottom="0.05pt solid #333333"/>
    </style:style>
    <style:style style:name="Tabela2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4" style:family="table-cell">
      <style:table-cell-properties fo:padding="0.097cm" fo:border-left="0.05pt solid #333333" fo:border-right="none" fo:border-top="none" fo:border-bottom="0.05pt solid #333333"/>
    </style:style>
    <style:style style:name="Tabela2.B4" style:family="table-cell">
      <style:table-cell-properties fo:padding="0.097cm" fo:border-left="0.05pt solid #333333" fo:border-right="none" fo:border-top="none" fo:border-bottom="0.05pt solid #333333"/>
    </style:style>
    <style:style style:name="Tabela2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5" style:family="table-cell">
      <style:table-cell-properties fo:padding="0.097cm" fo:border-left="0.05pt solid #333333" fo:border-right="none" fo:border-top="none" fo:border-bottom="0.05pt solid #333333"/>
    </style:style>
    <style:style style:name="Tabela2.B5" style:family="table-cell">
      <style:table-cell-properties fo:padding="0.097cm" fo:border-left="0.05pt solid #333333" fo:border-right="none" fo:border-top="none" fo:border-bottom="0.05pt solid #333333"/>
    </style:style>
    <style:style style:name="Tabela2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6" style:family="table-cell">
      <style:table-cell-properties fo:padding="0.097cm" fo:border-left="0.05pt solid #333333" fo:border-right="none" fo:border-top="none" fo:border-bottom="0.05pt solid #333333"/>
    </style:style>
    <style:style style:name="Tabela2.B6" style:family="table-cell">
      <style:table-cell-properties fo:padding="0.097cm" fo:border-left="0.05pt solid #333333" fo:border-right="none" fo:border-top="none" fo:border-bottom="0.05pt solid #333333"/>
    </style:style>
    <style:style style:name="Tabela2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7" style:family="table-cell">
      <style:table-cell-properties fo:padding="0.097cm" fo:border-left="0.05pt solid #333333" fo:border-right="none" fo:border-top="none" fo:border-bottom="0.05pt solid #333333"/>
    </style:style>
    <style:style style:name="Tabela2.B7" style:family="table-cell">
      <style:table-cell-properties fo:padding="0.097cm" fo:border-left="0.05pt solid #333333" fo:border-right="none" fo:border-top="none" fo:border-bottom="0.05pt solid #333333"/>
    </style:style>
    <style:style style:name="Tabela2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2.A8" style:family="table-cell">
      <style:table-cell-properties fo:padding="0.097cm" fo:border-left="0.05pt solid #333333" fo:border-right="none" fo:border-top="none" fo:border-bottom="0.05pt solid #000000"/>
    </style:style>
    <style:style style:name="Tabela2.B8" style:family="table-cell">
      <style:table-cell-properties fo:padding="0.097cm" fo:border-left="0.05pt solid #333333" fo:border-right="none" fo:border-top="none" fo:border-bottom="0.05pt solid #000000"/>
    </style:style>
    <style:style style:name="Tabela2.C8" style:family="table-cell">
      <style:table-cell-properties fo:padding="0.097cm" fo:border-left="0.05pt solid #333333" fo:border-right="0.05pt solid #333333" fo:border-top="none" fo:border-bottom="0.05pt solid #000000"/>
    </style:style>
    <style:style style:name="Tabela16" style:family="table">
      <style:table-properties style:width="16.007cm" fo:margin-left="0cm" table:align="left"/>
    </style:style>
    <style:style style:name="Tabela16.A" style:family="table-column">
      <style:table-column-properties style:column-width="6.033cm"/>
    </style:style>
    <style:style style:name="Tabela16.B" style:family="table-column">
      <style:table-column-properties style:column-width="2.461cm"/>
    </style:style>
    <style:style style:name="Tabela16.C" style:family="table-column">
      <style:table-column-properties style:column-width="7.514cm"/>
    </style:style>
    <style:style style:name="Tabela16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16.C1" style:family="table-cell">
      <style:table-cell-properties fo:background-color="#ccff99" fo:padding="0.097cm" fo:border="0.05pt solid #333333">
        <style:background-image/>
      </style:table-cell-properties>
    </style:style>
    <style:style style:name="Tabela16.A2" style:family="table-cell">
      <style:table-cell-properties fo:padding="0.097cm" fo:border-left="0.05pt solid #333333" fo:border-right="none" fo:border-top="none" fo:border-bottom="0.05pt solid #333333"/>
    </style:style>
    <style:style style:name="Tabela16.B2" style:family="table-cell">
      <style:table-cell-properties fo:padding="0.097cm" fo:border-left="0.05pt solid #333333" fo:border-right="none" fo:border-top="none" fo:border-bottom="0.05pt solid #333333"/>
    </style:style>
    <style:style style:name="Tabela16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16.A3" style:family="table-cell">
      <style:table-cell-properties fo:padding="0.097cm" fo:border-left="0.05pt solid #333333" fo:border-right="none" fo:border-top="none" fo:border-bottom="0.05pt solid #333333"/>
    </style:style>
    <style:style style:name="Tabela16.B3" style:family="table-cell">
      <style:table-cell-properties fo:padding="0.097cm" fo:border-left="0.05pt solid #333333" fo:border-right="none" fo:border-top="none" fo:border-bottom="0.05pt solid #333333"/>
    </style:style>
    <style:style style:name="Tabela16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392cm"/>
    </style:style>
    <style:style style:name="Tabela3.B" style:family="table-column">
      <style:table-column-properties style:column-width="2.328cm"/>
    </style:style>
    <style:style style:name="Tabela3.C" style:family="table-column">
      <style:table-column-properties style:column-width="9.287cm"/>
    </style:style>
    <style:style style:name="Tabela3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3.C1" style:family="table-cell">
      <style:table-cell-properties fo:background-color="#ccff99" fo:padding="0.097cm" fo:border="0.05pt solid #333333">
        <style:background-image/>
      </style:table-cell-properties>
    </style:style>
    <style:style style:name="Tabela3.A2" style:family="table-cell">
      <style:table-cell-properties fo:padding="0.097cm" fo:border-left="0.05pt solid #333333" fo:border-right="none" fo:border-top="none" fo:border-bottom="0.05pt solid #333333"/>
    </style:style>
    <style:style style:name="Tabela3.B2" style:family="table-cell">
      <style:table-cell-properties fo:padding="0.097cm" fo:border-left="0.05pt solid #333333" fo:border-right="none" fo:border-top="none" fo:border-bottom="0.05pt solid #333333"/>
    </style:style>
    <style:style style:name="Tabela3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3" style:family="table-cell">
      <style:table-cell-properties fo:padding="0.097cm" fo:border-left="0.05pt solid #333333" fo:border-right="none" fo:border-top="none" fo:border-bottom="0.05pt solid #333333"/>
    </style:style>
    <style:style style:name="Tabela3.B3" style:family="table-cell">
      <style:table-cell-properties fo:padding="0.097cm" fo:border-left="0.05pt solid #333333" fo:border-right="none" fo:border-top="none" fo:border-bottom="0.05pt solid #333333"/>
    </style:style>
    <style:style style:name="Tabela3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4" style:family="table-cell">
      <style:table-cell-properties fo:padding="0.097cm" fo:border-left="0.05pt solid #333333" fo:border-right="none" fo:border-top="none" fo:border-bottom="0.05pt solid #333333"/>
    </style:style>
    <style:style style:name="Tabela3.B4" style:family="table-cell">
      <style:table-cell-properties fo:padding="0.097cm" fo:border-left="0.05pt solid #333333" fo:border-right="none" fo:border-top="none" fo:border-bottom="0.05pt solid #333333"/>
    </style:style>
    <style:style style:name="Tabela3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5" style:family="table-cell">
      <style:table-cell-properties fo:padding="0.097cm" fo:border-left="0.05pt solid #333333" fo:border-right="none" fo:border-top="none" fo:border-bottom="0.05pt solid #333333"/>
    </style:style>
    <style:style style:name="Tabela3.B5" style:family="table-cell">
      <style:table-cell-properties fo:padding="0.097cm" fo:border-left="0.05pt solid #333333" fo:border-right="none" fo:border-top="none" fo:border-bottom="0.05pt solid #333333"/>
    </style:style>
    <style:style style:name="Tabela3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6" style:family="table-cell">
      <style:table-cell-properties fo:padding="0.097cm" fo:border-left="0.05pt solid #333333" fo:border-right="none" fo:border-top="none" fo:border-bottom="0.05pt solid #333333"/>
    </style:style>
    <style:style style:name="Tabela3.B6" style:family="table-cell">
      <style:table-cell-properties fo:padding="0.097cm" fo:border-left="0.05pt solid #333333" fo:border-right="none" fo:border-top="none" fo:border-bottom="0.05pt solid #333333"/>
    </style:style>
    <style:style style:name="Tabela3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3.A7" style:family="table-cell">
      <style:table-cell-properties fo:padding="0.097cm" fo:border-left="0.05pt solid #333333" fo:border-right="none" fo:border-top="none" fo:border-bottom="0.05pt solid #000000"/>
    </style:style>
    <style:style style:name="Tabela3.B7" style:family="table-cell">
      <style:table-cell-properties fo:padding="0.097cm" fo:border-left="0.05pt solid #333333" fo:border-right="none" fo:border-top="none" fo:border-bottom="0.05pt solid #000000"/>
    </style:style>
    <style:style style:name="Tabela3.C7" style:family="table-cell">
      <style:table-cell-properties fo:padding="0.097cm" fo:border-left="0.05pt solid #333333" fo:border-right="0.05pt solid #333333" fo:border-top="none" fo:border-bottom="0.05pt solid #000000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392cm"/>
    </style:style>
    <style:style style:name="Tabela4.B" style:family="table-column">
      <style:table-column-properties style:column-width="2.328cm"/>
    </style:style>
    <style:style style:name="Tabela4.C" style:family="table-column">
      <style:table-column-properties style:column-width="9.287cm"/>
    </style:style>
    <style:style style:name="Tabela4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4.C1" style:family="table-cell">
      <style:table-cell-properties fo:background-color="#ccff99" fo:padding="0.097cm" fo:border="0.05pt solid #333333">
        <style:background-image/>
      </style:table-cell-properties>
    </style:style>
    <style:style style:name="Tabela4.A2" style:family="table-cell">
      <style:table-cell-properties fo:padding="0.097cm" fo:border-left="0.05pt solid #333333" fo:border-right="none" fo:border-top="none" fo:border-bottom="0.05pt solid #333333"/>
    </style:style>
    <style:style style:name="Tabela4.B2" style:family="table-cell">
      <style:table-cell-properties fo:padding="0.097cm" fo:border-left="0.05pt solid #333333" fo:border-right="none" fo:border-top="none" fo:border-bottom="0.05pt solid #333333"/>
    </style:style>
    <style:style style:name="Tabela4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3" style:family="table-cell">
      <style:table-cell-properties fo:padding="0.097cm" fo:border-left="0.05pt solid #333333" fo:border-right="none" fo:border-top="none" fo:border-bottom="0.05pt solid #333333"/>
    </style:style>
    <style:style style:name="Tabela4.B3" style:family="table-cell">
      <style:table-cell-properties fo:padding="0.097cm" fo:border-left="0.05pt solid #333333" fo:border-right="none" fo:border-top="none" fo:border-bottom="0.05pt solid #333333"/>
    </style:style>
    <style:style style:name="Tabela4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4" style:family="table-cell">
      <style:table-cell-properties fo:padding="0.097cm" fo:border-left="0.05pt solid #333333" fo:border-right="none" fo:border-top="none" fo:border-bottom="0.05pt solid #333333"/>
    </style:style>
    <style:style style:name="Tabela4.B4" style:family="table-cell">
      <style:table-cell-properties fo:padding="0.097cm" fo:border-left="0.05pt solid #333333" fo:border-right="none" fo:border-top="none" fo:border-bottom="0.05pt solid #333333"/>
    </style:style>
    <style:style style:name="Tabela4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5" style:family="table-cell">
      <style:table-cell-properties fo:padding="0.097cm" fo:border-left="0.05pt solid #333333" fo:border-right="none" fo:border-top="none" fo:border-bottom="0.05pt solid #333333"/>
    </style:style>
    <style:style style:name="Tabela4.B5" style:family="table-cell">
      <style:table-cell-properties fo:padding="0.097cm" fo:border-left="0.05pt solid #333333" fo:border-right="none" fo:border-top="none" fo:border-bottom="0.05pt solid #333333"/>
    </style:style>
    <style:style style:name="Tabela4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6" style:family="table-cell">
      <style:table-cell-properties fo:padding="0.097cm" fo:border-left="0.05pt solid #333333" fo:border-right="none" fo:border-top="none" fo:border-bottom="0.05pt solid #333333"/>
    </style:style>
    <style:style style:name="Tabela4.B6" style:family="table-cell">
      <style:table-cell-properties fo:padding="0.097cm" fo:border-left="0.05pt solid #333333" fo:border-right="none" fo:border-top="none" fo:border-bottom="0.05pt solid #333333"/>
    </style:style>
    <style:style style:name="Tabela4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7" style:family="table-cell">
      <style:table-cell-properties fo:padding="0.097cm" fo:border-left="0.05pt solid #333333" fo:border-right="none" fo:border-top="none" fo:border-bottom="0.05pt solid #333333"/>
    </style:style>
    <style:style style:name="Tabela4.B7" style:family="table-cell">
      <style:table-cell-properties fo:padding="0.097cm" fo:border-left="0.05pt solid #333333" fo:border-right="none" fo:border-top="none" fo:border-bottom="0.05pt solid #333333"/>
    </style:style>
    <style:style style:name="Tabela4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8" style:family="table-cell">
      <style:table-cell-properties fo:padding="0.097cm" fo:border-left="0.05pt solid #333333" fo:border-right="none" fo:border-top="none" fo:border-bottom="0.05pt solid #333333"/>
    </style:style>
    <style:style style:name="Tabela4.B8" style:family="table-cell">
      <style:table-cell-properties fo:padding="0.097cm" fo:border-left="0.05pt solid #333333" fo:border-right="none" fo:border-top="none" fo:border-bottom="0.05pt solid #333333"/>
    </style:style>
    <style:style style:name="Tabela4.C8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9" style:family="table-cell">
      <style:table-cell-properties fo:padding="0.097cm" fo:border-left="0.05pt solid #333333" fo:border-right="none" fo:border-top="none" fo:border-bottom="0.05pt solid #333333"/>
    </style:style>
    <style:style style:name="Tabela4.B9" style:family="table-cell">
      <style:table-cell-properties fo:padding="0.097cm" fo:border-left="0.05pt solid #333333" fo:border-right="none" fo:border-top="none" fo:border-bottom="0.05pt solid #333333"/>
    </style:style>
    <style:style style:name="Tabela4.C9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10" style:family="table-cell">
      <style:table-cell-properties fo:padding="0.097cm" fo:border-left="0.05pt solid #333333" fo:border-right="none" fo:border-top="none" fo:border-bottom="0.05pt solid #333333"/>
    </style:style>
    <style:style style:name="Tabela4.B10" style:family="table-cell">
      <style:table-cell-properties fo:padding="0.097cm" fo:border-left="0.05pt solid #333333" fo:border-right="none" fo:border-top="none" fo:border-bottom="0.05pt solid #333333"/>
    </style:style>
    <style:style style:name="Tabela4.C10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11" style:family="table-cell">
      <style:table-cell-properties fo:padding="0.097cm" fo:border-left="0.05pt solid #333333" fo:border-right="none" fo:border-top="none" fo:border-bottom="0.05pt solid #333333"/>
    </style:style>
    <style:style style:name="Tabela4.B11" style:family="table-cell">
      <style:table-cell-properties fo:padding="0.097cm" fo:border-left="0.05pt solid #333333" fo:border-right="none" fo:border-top="none" fo:border-bottom="0.05pt solid #333333"/>
    </style:style>
    <style:style style:name="Tabela4.C11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12" style:family="table-cell">
      <style:table-cell-properties fo:padding="0.097cm" fo:border-left="0.05pt solid #333333" fo:border-right="none" fo:border-top="none" fo:border-bottom="0.05pt solid #333333"/>
    </style:style>
    <style:style style:name="Tabela4.B12" style:family="table-cell">
      <style:table-cell-properties fo:padding="0.097cm" fo:border-left="0.05pt solid #333333" fo:border-right="none" fo:border-top="none" fo:border-bottom="0.05pt solid #333333"/>
    </style:style>
    <style:style style:name="Tabela4.C1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4.A13" style:family="table-cell">
      <style:table-cell-properties fo:padding="0.097cm" fo:border-left="0.05pt solid #333333" fo:border-right="none" fo:border-top="none" fo:border-bottom="0.05pt solid #000000"/>
    </style:style>
    <style:style style:name="Tabela4.B13" style:family="table-cell">
      <style:table-cell-properties fo:padding="0.097cm" fo:border-left="0.05pt solid #333333" fo:border-right="none" fo:border-top="none" fo:border-bottom="0.05pt solid #000000"/>
    </style:style>
    <style:style style:name="Tabela4.C13" style:family="table-cell">
      <style:table-cell-properties fo:padding="0.097cm" fo:border-left="0.05pt solid #333333" fo:border-right="0.05pt solid #333333" fo:border-top="none" fo:border-bottom="0.05pt solid #000000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2.408cm"/>
    </style:style>
    <style:style style:name="Tabela6.C" style:family="table-column">
      <style:table-column-properties style:column-width="9.79cm"/>
    </style:style>
    <style:style style:name="Tabela6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6.C1" style:family="table-cell">
      <style:table-cell-properties fo:background-color="#ccff99" fo:padding="0.097cm" fo:border="0.05pt solid #333333">
        <style:background-image/>
      </style:table-cell-properties>
    </style:style>
    <style:style style:name="Tabela6.A2" style:family="table-cell">
      <style:table-cell-properties fo:padding="0.097cm" fo:border-left="0.05pt solid #333333" fo:border-right="none" fo:border-top="none" fo:border-bottom="0.05pt solid #333333"/>
    </style:style>
    <style:style style:name="Tabela6.B2" style:family="table-cell">
      <style:table-cell-properties fo:padding="0.097cm" fo:border-left="0.05pt solid #333333" fo:border-right="none" fo:border-top="none" fo:border-bottom="0.05pt solid #333333"/>
    </style:style>
    <style:style style:name="Tabela6.C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3" style:family="table-cell">
      <style:table-cell-properties fo:padding="0.097cm" fo:border-left="0.05pt solid #333333" fo:border-right="none" fo:border-top="none" fo:border-bottom="0.05pt solid #333333"/>
    </style:style>
    <style:style style:name="Tabela6.B3" style:family="table-cell">
      <style:table-cell-properties fo:padding="0.097cm" fo:border-left="0.05pt solid #333333" fo:border-right="none" fo:border-top="none" fo:border-bottom="0.05pt solid #333333"/>
    </style:style>
    <style:style style:name="Tabela6.C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4" style:family="table-cell">
      <style:table-cell-properties fo:padding="0.097cm" fo:border-left="0.05pt solid #333333" fo:border-right="none" fo:border-top="none" fo:border-bottom="0.05pt solid #333333"/>
    </style:style>
    <style:style style:name="Tabela6.B4" style:family="table-cell">
      <style:table-cell-properties fo:padding="0.097cm" fo:border-left="0.05pt solid #333333" fo:border-right="none" fo:border-top="none" fo:border-bottom="0.05pt solid #333333"/>
    </style:style>
    <style:style style:name="Tabela6.C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5" style:family="table-cell">
      <style:table-cell-properties fo:padding="0.097cm" fo:border-left="0.05pt solid #333333" fo:border-right="none" fo:border-top="none" fo:border-bottom="0.05pt solid #333333"/>
    </style:style>
    <style:style style:name="Tabela6.B5" style:family="table-cell">
      <style:table-cell-properties fo:padding="0.097cm" fo:border-left="0.05pt solid #333333" fo:border-right="none" fo:border-top="none" fo:border-bottom="0.05pt solid #333333"/>
    </style:style>
    <style:style style:name="Tabela6.C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6" style:family="table-cell">
      <style:table-cell-properties fo:padding="0.097cm" fo:border-left="0.05pt solid #333333" fo:border-right="none" fo:border-top="none" fo:border-bottom="0.05pt solid #333333"/>
    </style:style>
    <style:style style:name="Tabela6.B6" style:family="table-cell">
      <style:table-cell-properties fo:padding="0.097cm" fo:border-left="0.05pt solid #333333" fo:border-right="none" fo:border-top="none" fo:border-bottom="0.05pt solid #333333"/>
    </style:style>
    <style:style style:name="Tabela6.C6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7" style:family="table-cell">
      <style:table-cell-properties fo:padding="0.097cm" fo:border-left="0.05pt solid #333333" fo:border-right="none" fo:border-top="none" fo:border-bottom="0.05pt solid #333333"/>
    </style:style>
    <style:style style:name="Tabela6.B7" style:family="table-cell">
      <style:table-cell-properties fo:padding="0.097cm" fo:border-left="0.05pt solid #333333" fo:border-right="none" fo:border-top="none" fo:border-bottom="0.05pt solid #333333"/>
    </style:style>
    <style:style style:name="Tabela6.C7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8" style:family="table-cell">
      <style:table-cell-properties fo:padding="0.097cm" fo:border-left="0.05pt solid #333333" fo:border-right="none" fo:border-top="none" fo:border-bottom="0.05pt solid #333333"/>
    </style:style>
    <style:style style:name="Tabela6.B8" style:family="table-cell">
      <style:table-cell-properties fo:padding="0.097cm" fo:border-left="0.05pt solid #333333" fo:border-right="none" fo:border-top="none" fo:border-bottom="0.05pt solid #333333"/>
    </style:style>
    <style:style style:name="Tabela6.C8" style:family="table-cell">
      <style:table-cell-properties fo:padding="0.097cm" fo:border-left="0.05pt solid #333333" fo:border-right="0.05pt solid #333333" fo:border-top="none" fo:border-bottom="0.05pt solid #333333"/>
    </style:style>
    <style:style style:name="Tabela6.A9" style:family="table-cell">
      <style:table-cell-properties fo:padding="0.097cm" fo:border-left="0.05pt solid #333333" fo:border-right="none" fo:border-top="none" fo:border-bottom="0.05pt solid #000000"/>
    </style:style>
    <style:style style:name="Tabela6.B9" style:family="table-cell">
      <style:table-cell-properties fo:padding="0.097cm" fo:border-left="0.05pt solid #333333" fo:border-right="none" fo:border-top="none" fo:border-bottom="0.05pt solid #000000"/>
    </style:style>
    <style:style style:name="Tabela6.C9" style:family="table-cell">
      <style:table-cell-properties fo:padding="0.097cm" fo:border-left="0.05pt solid #333333" fo:border-right="0.05pt solid #333333" fo:border-top="none" fo:border-bottom="0.05pt solid #000000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895cm"/>
    </style:style>
    <style:style style:name="Tabela8.B" style:family="table-column">
      <style:table-column-properties style:column-width="11.113cm"/>
    </style:style>
    <style:style style:name="Tabela8.A1" style:family="table-cell">
      <style:table-cell-properties fo:background-color="#ccff99" fo:padding="0.097cm" fo:border-left="0.05pt solid #333333" fo:border-right="none" fo:border-top="0.05pt solid #333333" fo:border-bottom="0.05pt solid #333333">
        <style:background-image/>
      </style:table-cell-properties>
    </style:style>
    <style:style style:name="Tabela8.B1" style:family="table-cell">
      <style:table-cell-properties fo:background-color="#ccff99" fo:padding="0.097cm" fo:border="0.05pt solid #333333">
        <style:background-image/>
      </style:table-cell-properties>
    </style:style>
    <style:style style:name="Tabela8.A2" style:family="table-cell">
      <style:table-cell-properties fo:padding="0.097cm" fo:border-left="0.05pt solid #333333" fo:border-right="none" fo:border-top="none" fo:border-bottom="0.05pt solid #333333"/>
    </style:style>
    <style:style style:name="Tabela8.B2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3" style:family="table-cell">
      <style:table-cell-properties fo:padding="0.097cm" fo:border-left="0.05pt solid #333333" fo:border-right="none" fo:border-top="none" fo:border-bottom="0.05pt solid #333333"/>
    </style:style>
    <style:style style:name="Tabela8.B3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4" style:family="table-cell">
      <style:table-cell-properties fo:padding="0.097cm" fo:border-left="0.05pt solid #333333" fo:border-right="none" fo:border-top="none" fo:border-bottom="0.05pt solid #333333"/>
    </style:style>
    <style:style style:name="Tabela8.B4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5" style:family="table-cell">
      <style:table-cell-properties fo:padding="0.097cm" fo:border-left="0.05pt solid #333333" fo:border-right="none" fo:border-top="none" fo:border-bottom="0.05pt solid #333333"/>
    </style:style>
    <style:style style:name="Tabela8.B5" style:family="table-cell">
      <style:table-cell-properties fo:padding="0.097cm" fo:border-left="0.05pt solid #333333" fo:border-right="0.05pt solid #333333" fo:border-top="none" fo:border-bottom="0.05pt solid #333333"/>
    </style:style>
    <style:style style:name="Tabela8.A6" style:family="table-cell">
      <style:table-cell-properties fo:padding="0.097cm" fo:border-left="0.05pt solid #333333" fo:border-right="none" fo:border-top="none" fo:border-bottom="0.05pt solid #333333"/>
    </style:style>
    <style:style style:name="Tabela8.B6" style:family="table-cell">
      <style:table-cell-properties fo:padding="0.097cm" fo:border-left="0.05pt solid #333333" fo:border-right="0.05pt solid #333333" fo:border-top="none" fo:border-bottom="0.05pt solid #333333"/>
    </style:style>
    <style:style style:name="P1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40727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421ec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407279" officeooo:paragraph-rsid="00902cb6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5f3138" officeooo:paragraph-rsid="005f313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33333" style:font-name="Arial" fo:font-size="11pt" fo:font-weight="bold" officeooo:rsid="0095b91b" officeooo:paragraph-rsid="0095b91b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margin-left="0.199cm" fo:margin-right="0.199cm" fo:margin-top="0.101cm" fo:margin-bottom="0.101cm" loext:contextual-spacing="false" fo:text-indent="0cm" style:auto-text-indent="false"/>
      <style:text-properties fo:color="#333333" style:font-name="Arial" fo:font-size="11pt" officeooo:rsid="0050eb53" officeooo:paragraph-rsid="0050eb53" style:font-size-asian="11pt" style:font-size-complex="11pt"/>
    </style:style>
    <style:style style:name="P7" style:family="paragraph" style:parent-style-name="Standard">
      <style:paragraph-properties fo:margin-left="0.199cm" fo:margin-right="0.199cm" fo:margin-top="0.101cm" fo:margin-bottom="0.101cm" loext:contextual-spacing="false" fo:line-height="150%" fo:text-align="center" style:justify-single-word="false" fo:text-indent="0cm" style:auto-text-indent="false"/>
      <style:text-properties fo:color="#333333" style:font-name="Arial" fo:font-size="11pt" fo:font-weight="bold" officeooo:rsid="0050eb53" officeooo:paragraph-rsid="0050eb53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199cm" fo:margin-right="0.199cm" fo:margin-top="0.101cm" fo:margin-bottom="0.101cm" loext:contextual-spacing="false" fo:line-height="150%" fo:text-indent="0cm" style:auto-text-indent="false"/>
      <style:text-properties fo:color="#333333" style:font-name="Arial" fo:font-size="11pt" officeooo:rsid="004c457b" officeooo:paragraph-rsid="004c457b" style:font-size-asian="11pt" style:font-size-complex="11pt"/>
    </style:style>
    <style:style style:name="P9" style:family="paragraph" style:parent-style-name="Standard">
      <style:paragraph-properties fo:margin-left="0.199cm" fo:margin-right="0.199cm" fo:margin-top="0.101cm" fo:margin-bottom="0.101cm" loext:contextual-spacing="false" fo:line-height="150%" fo:text-indent="0cm" style:auto-text-indent="false"/>
      <style:text-properties fo:color="#333333" style:font-name="Arial" fo:font-size="11pt" officeooo:rsid="009e660f" officeooo:paragraph-rsid="009e660f" fo:background-color="#ffff00" style:font-size-asian="11pt" style:font-size-complex="11pt"/>
    </style:style>
    <style:style style:name="P10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bold" officeooo:rsid="00421ec2" officeooo:paragraph-rsid="00452ad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12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52ad4" style:font-size-asian="11pt" style:font-size-complex="11pt"/>
    </style:style>
    <style:style style:name="P13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14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21ec2" officeooo:paragraph-rsid="00452ad4" style:font-size-asian="11pt" style:font-size-complex="11pt"/>
    </style:style>
    <style:style style:name="P15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1f422f" officeooo:paragraph-rsid="003d6333" style:font-size-asian="11pt" style:font-size-complex="11pt"/>
    </style:style>
    <style:style style:name="P16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1f422f" officeooo:paragraph-rsid="003d6333" style:font-size-asian="11pt" style:font-size-complex="11pt"/>
    </style:style>
    <style:style style:name="P17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295d00" officeooo:paragraph-rsid="003d6333" style:font-size-asian="11pt" style:font-size-complex="11pt"/>
    </style:style>
    <style:style style:name="P18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2b3d3f" officeooo:paragraph-rsid="003d6333" style:font-size-asian="11pt" style:font-size-complex="11pt"/>
    </style:style>
    <style:style style:name="P19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3f4f04" officeooo:paragraph-rsid="003f4f04" style:font-size-asian="11pt" style:font-size-complex="11pt"/>
    </style:style>
    <style:style style:name="P20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2cf209" officeooo:paragraph-rsid="002cf209" style:font-size-asian="11pt" style:font-size-complex="11pt"/>
    </style:style>
    <style:style style:name="P21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3cd54" officeooo:paragraph-rsid="0033cd54" style:font-size-asian="11pt" style:font-size-complex="11pt"/>
    </style:style>
    <style:style style:name="P22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33cd54" officeooo:paragraph-rsid="0033cd54" style:font-size-asian="11pt" style:font-size-complex="11pt"/>
    </style:style>
    <style:style style:name="P23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43bcf" officeooo:paragraph-rsid="0035dbef" style:font-size-asian="11pt" style:font-size-complex="11pt"/>
    </style:style>
    <style:style style:name="P24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07279" officeooo:paragraph-rsid="00407279" style:font-size-asian="11pt" style:font-size-complex="11pt"/>
    </style:style>
    <style:style style:name="P25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407279" style:font-size-asian="11pt" style:font-size-complex="11pt"/>
    </style:style>
    <style:style style:name="P26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421ec2" style:font-size-asian="11pt" style:font-size-complex="11pt"/>
    </style:style>
    <style:style style:name="P27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452ad4" style:font-size-asian="11pt" style:font-size-complex="11pt"/>
    </style:style>
    <style:style style:name="P28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490030" style:font-size-asian="11pt" style:font-size-complex="11pt"/>
    </style:style>
    <style:style style:name="P29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07279" officeooo:paragraph-rsid="00490030" style:font-size-asian="11pt" style:font-size-complex="11pt"/>
    </style:style>
    <style:style style:name="P30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07279" officeooo:paragraph-rsid="008f0a39" style:font-size-asian="11pt" style:font-size-complex="11pt"/>
    </style:style>
    <style:style style:name="P31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169e9" officeooo:paragraph-rsid="004169e9" style:font-size-asian="11pt" style:font-size-complex="11pt"/>
    </style:style>
    <style:style style:name="P32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169e9" officeooo:paragraph-rsid="004169e9" style:font-size-asian="11pt" style:font-size-complex="11pt"/>
    </style:style>
    <style:style style:name="P33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490030" style:font-size-asian="11pt" style:font-size-complex="11pt"/>
    </style:style>
    <style:style style:name="P34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52ad4" officeooo:paragraph-rsid="00452ad4" style:font-size-asian="11pt" style:font-size-complex="11pt"/>
    </style:style>
    <style:style style:name="P35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52ad4" officeooo:paragraph-rsid="00452ad4" style:font-size-asian="11pt" style:font-size-complex="11pt"/>
    </style:style>
    <style:style style:name="P36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f2472" officeooo:paragraph-rsid="004f2472" style:font-size-asian="11pt" style:font-size-complex="11pt"/>
    </style:style>
    <style:style style:name="P37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aaf01" officeooo:paragraph-rsid="004aaf01" style:font-size-asian="11pt" style:font-size-complex="11pt"/>
    </style:style>
    <style:style style:name="P38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aaf01" officeooo:paragraph-rsid="004aaf01" style:font-size-asian="11pt" style:font-size-complex="11pt"/>
    </style:style>
    <style:style style:name="P39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528f79" officeooo:paragraph-rsid="00528f79" style:font-size-asian="11pt" style:font-size-complex="11pt"/>
    </style:style>
    <style:style style:name="P40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53c8bc" officeooo:paragraph-rsid="0053c8bc" style:font-size-asian="11pt" style:font-size-complex="11pt"/>
    </style:style>
    <style:style style:name="P41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2eefcd" officeooo:paragraph-rsid="002eefcd" style:font-size-asian="11pt" style:font-size-complex="11pt"/>
    </style:style>
    <style:style style:name="P42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62f1ce" officeooo:paragraph-rsid="0062f1ce" style:font-size-asian="11pt" style:font-size-complex="11pt"/>
    </style:style>
    <style:style style:name="P43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3283e6" officeooo:paragraph-rsid="003283e6" style:font-size-asian="11pt" style:font-size-complex="11pt"/>
    </style:style>
    <style:style style:name="P44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386f5" officeooo:paragraph-rsid="008386f5" style:font-size-asian="11pt" style:font-size-complex="11pt"/>
    </style:style>
    <style:style style:name="P45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8386f5" officeooo:paragraph-rsid="008386f5" style:font-size-asian="11pt" style:font-size-complex="11pt"/>
    </style:style>
    <style:style style:name="P46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8d06e" officeooo:paragraph-rsid="0088d06e" style:font-size-asian="11pt" style:font-size-complex="11pt"/>
    </style:style>
    <style:style style:name="P47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8bc0b1" officeooo:paragraph-rsid="008bc0b1" style:font-size-asian="11pt" style:font-size-complex="11pt"/>
    </style:style>
    <style:style style:name="P48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bc0b1" officeooo:paragraph-rsid="008bc0b1" style:font-size-asian="11pt" style:font-size-complex="11pt"/>
    </style:style>
    <style:style style:name="P49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50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51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351da" officeooo:paragraph-rsid="009351da" style:font-size-asian="11pt" style:font-size-complex="11pt"/>
    </style:style>
    <style:style style:name="P52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9351da" officeooo:paragraph-rsid="009351da" style:font-size-asian="11pt" style:font-size-complex="11pt"/>
    </style:style>
    <style:style style:name="P53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799d0d" officeooo:paragraph-rsid="00a1a464" style:font-size-asian="11pt" style:font-size-complex="11pt"/>
    </style:style>
    <style:style style:name="P54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a1a464" officeooo:paragraph-rsid="00a1a464" style:font-size-asian="11pt" style:font-size-complex="11pt"/>
    </style:style>
    <style:style style:name="P55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7a9448" officeooo:paragraph-rsid="00a1a464" style:font-size-asian="11pt" style:font-size-complex="11pt"/>
    </style:style>
    <style:style style:name="P56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a1bd9b" officeooo:paragraph-rsid="00a1bd9b" style:font-size-asian="11pt" style:font-size-complex="11pt"/>
    </style:style>
    <style:style style:name="P57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a68106" officeooo:paragraph-rsid="00a68106" style:font-size-asian="11pt" style:font-size-complex="11pt"/>
    </style:style>
    <style:style style:name="P58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af7431" officeooo:paragraph-rsid="00af7431" style:font-size-asian="11pt" style:font-size-complex="11pt"/>
    </style:style>
    <style:style style:name="P59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b05f51" officeooo:paragraph-rsid="00b05f51" style:font-size-asian="11pt" style:font-size-complex="11pt"/>
    </style:style>
    <style:style style:name="P60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b05f51" officeooo:paragraph-rsid="00b05f51" style:font-size-asian="11pt" style:font-size-complex="11pt"/>
    </style:style>
    <style:style style:name="P61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21ec2" fo:background-color="transparent" style:font-size-asian="11pt" style:font-size-complex="11pt"/>
    </style:style>
    <style:style style:name="P62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0829d" officeooo:paragraph-rsid="0080829d" fo:background-color="transparent" style:font-size-asian="11pt" style:font-size-complex="11pt"/>
    </style:style>
    <style:style style:name="P63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20ee5" officeooo:paragraph-rsid="00820ee5" fo:background-color="transparent" style:font-size-asian="11pt" style:font-size-complex="11pt"/>
    </style:style>
    <style:style style:name="P64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2455c" officeooo:paragraph-rsid="0082455c" fo:background-color="transparent" style:font-size-asian="11pt" style:font-size-complex="11pt"/>
    </style:style>
    <style:style style:name="P65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82e1a7" officeooo:paragraph-rsid="0082e1a7" fo:background-color="transparent" style:font-size-asian="11pt" style:font-size-complex="11pt"/>
    </style:style>
    <style:style style:name="P66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07279" officeooo:paragraph-rsid="00490030" fo:background-color="transparent" style:font-size-asian="11pt" style:font-size-complex="11pt"/>
    </style:style>
    <style:style style:name="P67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normal" officeooo:rsid="003283e6" officeooo:paragraph-rsid="003283e6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normal" officeooo:rsid="008386f5" officeooo:paragraph-rsid="008386f5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aaf01" officeooo:paragraph-rsid="004aaf01" fo:background-color="#ffff00" style:font-size-asian="11pt" style:font-size-complex="11pt"/>
    </style:style>
    <style:style style:name="P70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style:font-name="Arial" fo:font-size="11pt" officeooo:rsid="0053c8bc" officeooo:paragraph-rsid="0053c8bc" style:font-size-asian="11pt" style:font-size-complex="11pt"/>
    </style:style>
    <style:style style:name="P71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72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d6333" officeooo:paragraph-rsid="003d6333" style:font-size-asian="11pt" style:font-size-complex="11pt"/>
    </style:style>
    <style:style style:name="P73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d6333" officeooo:paragraph-rsid="0051da89" style:font-size-asian="11pt" style:font-size-complex="11pt"/>
    </style:style>
    <style:style style:name="P74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094e9c" officeooo:paragraph-rsid="003d6333" style:font-size-asian="11pt" style:font-size-complex="11pt"/>
    </style:style>
    <style:style style:name="P75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1f422f" officeooo:paragraph-rsid="0051da89" style:font-size-asian="11pt" style:font-size-complex="11pt"/>
    </style:style>
    <style:style style:name="P76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f4f04" officeooo:paragraph-rsid="003f4f04" style:font-size-asian="11pt" style:font-size-complex="11pt"/>
    </style:style>
    <style:style style:name="P77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e0aa9" officeooo:paragraph-rsid="004e0aa9" style:font-size-asian="11pt" style:font-size-complex="11pt"/>
    </style:style>
    <style:style style:name="P78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1270fc" officeooo:paragraph-rsid="003d6333" style:font-size-asian="11pt" style:font-size-complex="11pt"/>
    </style:style>
    <style:style style:name="P79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12b091" officeooo:paragraph-rsid="002cf209" style:font-size-asian="11pt" style:font-size-complex="11pt"/>
    </style:style>
    <style:style style:name="P80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f8202" officeooo:paragraph-rsid="003f8202" style:font-size-asian="11pt" style:font-size-complex="11pt"/>
    </style:style>
    <style:style style:name="P81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f8202" officeooo:paragraph-rsid="00407279" style:font-size-asian="11pt" style:font-size-complex="11pt"/>
    </style:style>
    <style:style style:name="P82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f8202" officeooo:paragraph-rsid="00421ec2" style:font-size-asian="11pt" style:font-size-complex="11pt"/>
    </style:style>
    <style:style style:name="P83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f8202" officeooo:paragraph-rsid="00452ad4" style:font-size-asian="11pt" style:font-size-complex="11pt"/>
    </style:style>
    <style:style style:name="P84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f8202" officeooo:paragraph-rsid="00490030" style:font-size-asian="11pt" style:font-size-complex="11pt"/>
    </style:style>
    <style:style style:name="P85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169e9" officeooo:paragraph-rsid="004169e9" style:font-size-asian="11pt" style:font-size-complex="11pt"/>
    </style:style>
    <style:style style:name="P86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169e9" officeooo:paragraph-rsid="0051da89" style:font-size-asian="11pt" style:font-size-complex="11pt"/>
    </style:style>
    <style:style style:name="P87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169e9" officeooo:paragraph-rsid="00490030" style:font-size-asian="11pt" style:font-size-complex="11pt"/>
    </style:style>
    <style:style style:name="P88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90030" officeooo:paragraph-rsid="00490030" style:font-size-asian="11pt" style:font-size-complex="11pt"/>
    </style:style>
    <style:style style:name="P89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52ad4" officeooo:paragraph-rsid="00452ad4" style:font-size-asian="11pt" style:font-size-complex="11pt"/>
    </style:style>
    <style:style style:name="P90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386f5" officeooo:paragraph-rsid="008386f5" style:font-size-asian="11pt" style:font-size-complex="11pt"/>
    </style:style>
    <style:style style:name="P91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f0a39" officeooo:paragraph-rsid="008f0a39" style:font-size-asian="11pt" style:font-size-complex="11pt"/>
    </style:style>
    <style:style style:name="P92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02cb6" officeooo:paragraph-rsid="0091d383" style:font-size-asian="11pt" style:font-size-complex="11pt"/>
    </style:style>
    <style:style style:name="P93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02cb6" officeooo:paragraph-rsid="009312f8" style:font-size-asian="11pt" style:font-size-complex="11pt"/>
    </style:style>
    <style:style style:name="P94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312f8" officeooo:paragraph-rsid="009312f8" style:font-size-asian="11pt" style:font-size-complex="11pt"/>
    </style:style>
    <style:style style:name="P95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a1a464" officeooo:paragraph-rsid="00a1a464" style:font-size-asian="11pt" style:font-size-complex="11pt"/>
    </style:style>
    <style:style style:name="P96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a68106" officeooo:paragraph-rsid="00abf692" style:font-size-asian="11pt" style:font-size-complex="11pt"/>
    </style:style>
    <style:style style:name="P97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af7431" officeooo:paragraph-rsid="00af7431" style:font-size-asian="11pt" style:font-size-complex="11pt"/>
    </style:style>
    <style:style style:name="P98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bold" officeooo:rsid="000cd6fc" officeooo:paragraph-rsid="002eefcd" style:font-size-asian="11pt" style:font-weight-asian="bold" style:font-size-complex="11pt" style:font-weight-complex="bold"/>
    </style:style>
    <style:style style:name="P99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21ec2" officeooo:paragraph-rsid="0051da89" fo:background-color="transparent" style:font-size-asian="11pt" style:font-size-complex="11pt"/>
    </style:style>
    <style:style style:name="P100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21ec2" officeooo:paragraph-rsid="00421ec2" fo:background-color="transparent" style:font-size-asian="11pt" style:font-size-complex="11pt"/>
    </style:style>
    <style:style style:name="P101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0a9689" officeooo:paragraph-rsid="003d6333" fo:background-color="transparent" style:font-size-asian="11pt" style:font-size-complex="11pt"/>
    </style:style>
    <style:style style:name="P102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a5d084" officeooo:paragraph-rsid="00abf692" fo:background-color="transparent" style:font-size-asian="11pt" style:font-size-complex="11pt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333333" style:font-name="Arial" fo:font-size="11pt" fo:font-weight="bold" officeooo:rsid="00528f79" officeooo:paragraph-rsid="00528f79" style:font-size-asian="11pt" style:font-weight-asian="bold" style:font-size-complex="11pt" style:font-weight-complex="bold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333333" style:font-name="Arial" fo:font-size="11pt" fo:font-weight="bold" officeooo:rsid="00407279" officeooo:paragraph-rsid="00452ad4" style:font-size-asian="11pt" style:font-weight-asian="bold" style:font-size-complex="11pt" style:font-weight-complex="bold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333333" style:font-name="Arial" fo:font-size="11pt" fo:font-weight="bold" officeooo:rsid="00407279" officeooo:paragraph-rsid="00407279" style:font-size-asian="11pt" style:font-weight-asian="bold" style:font-size-complex="11pt" style:font-weight-complex="bold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333333" style:font-name="Arial" fo:font-size="11pt" fo:font-weight="bold" officeooo:rsid="00407279" officeooo:paragraph-rsid="00490030" style:font-size-asian="11pt" style:font-weight-asian="bold" style:font-size-complex="11pt" style:font-weight-complex="bold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333333" style:font-name="Arial" fo:font-size="11pt" fo:font-weight="bold" officeooo:rsid="001f422f" officeooo:paragraph-rsid="003d6333" style:font-size-asian="11pt" style:font-weight-asian="bold" style:font-size-complex="11pt" style:font-weight-complex="bold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333333" style:font-name="Arial" fo:font-size="11pt" fo:font-weight="bold" officeooo:rsid="003d6333" officeooo:paragraph-rsid="003d6333" style:font-size-asian="11pt" style:font-weight-asian="bold" style:font-size-complex="11pt" style:font-weight-complex="bold"/>
    </style:style>
    <style:style style:name="P109" style:family="paragraph" style:parent-style-name="Standard">
      <style:paragraph-properties fo:line-height="150%"/>
      <style:text-properties style:font-name="Arial" officeooo:rsid="003b6224" officeooo:paragraph-rsid="003b6224"/>
    </style:style>
    <style:style style:name="P110" style:family="paragraph" style:parent-style-name="Standard">
      <loext:graphic-properties draw:fill="solid" draw:fill-color="#cfe7f5" draw:opacity="100%"/>
      <style:paragraph-properties fo:line-height="150%" fo:text-align="center" style:justify-single-word="false" fo:background-color="#cfe7f5"/>
      <style:text-properties style:font-name="Arial" officeooo:rsid="003b6224" officeooo:paragraph-rsid="003b6224"/>
    </style:style>
    <style:style style:name="P111" style:family="paragraph" style:parent-style-name="Standard">
      <style:paragraph-properties fo:line-height="150%"/>
      <style:text-properties style:font-name="Arial" fo:font-size="6pt" officeooo:rsid="003b7325" officeooo:paragraph-rsid="003b7325" style:font-size-asian="5.25pt" style:font-size-complex="6pt"/>
    </style:style>
    <style:style style:name="P112" style:family="paragraph" style:parent-style-name="Standard">
      <style:paragraph-properties fo:line-height="150%"/>
      <style:text-properties style:font-name="Arial" fo:font-size="6pt" officeooo:rsid="003b7325" officeooo:paragraph-rsid="003d6333" style:font-size-asian="5.25pt" style:font-size-complex="6pt"/>
    </style:style>
    <style:style style:name="P113" style:family="paragraph" style:parent-style-name="Standard">
      <style:paragraph-properties fo:line-height="150%"/>
      <style:text-properties style:font-name="Arial" fo:font-size="6pt" officeooo:rsid="003b7325" officeooo:paragraph-rsid="00407279" style:font-size-asian="5.25pt" style:font-size-complex="6pt"/>
    </style:style>
    <style:style style:name="P114" style:family="paragraph" style:parent-style-name="Standard">
      <style:paragraph-properties fo:line-height="150%"/>
      <style:text-properties style:font-name="Arial" fo:font-size="6pt" officeooo:rsid="003b6224" officeooo:paragraph-rsid="003b6224" style:font-size-asian="5.25pt" style:font-size-complex="6pt"/>
    </style:style>
    <style:style style:name="P115" style:family="paragraph" style:parent-style-name="Standard">
      <style:paragraph-properties fo:line-height="150%" fo:text-align="center" style:justify-single-word="false"/>
      <style:text-properties style:font-name="Arial" fo:font-size="6pt" officeooo:rsid="003b6224" officeooo:paragraph-rsid="003b6224" style:font-size-asian="5.25pt" style:font-size-complex="6pt"/>
    </style:style>
    <style:style style:name="P116" style:family="paragraph" style:parent-style-name="Standard">
      <style:paragraph-properties fo:line-height="150%"/>
      <style:text-properties style:font-name="Arial" fo:font-size="6pt" officeooo:rsid="0058ded9" officeooo:paragraph-rsid="0057dbbc" style:font-size-asian="5.25pt" style:font-size-complex="6pt"/>
    </style:style>
    <style:style style:name="P117" style:family="paragraph" style:parent-style-name="Standard">
      <style:paragraph-properties fo:line-height="150%" fo:text-align="center" style:justify-single-word="false"/>
      <style:text-properties style:font-name="Arial" fo:font-size="6pt" officeooo:rsid="003d6333" officeooo:paragraph-rsid="003d6333" style:font-size-asian="5.25pt" style:font-size-complex="6pt"/>
    </style:style>
    <style:style style:name="P118" style:family="paragraph" style:parent-style-name="Standard">
      <style:paragraph-properties fo:line-height="150%"/>
      <style:text-properties style:font-name="Arial" fo:font-size="6pt" fo:font-weight="bold" officeooo:rsid="0057dbbc" officeooo:paragraph-rsid="0057dbbc" style:font-size-asian="5.25pt" style:font-weight-asian="bold" style:font-size-complex="6pt" style:font-weight-complex="bold"/>
    </style:style>
    <style:style style:name="P119" style:family="paragraph" style:parent-style-name="Standard">
      <style:paragraph-properties fo:line-height="150%" fo:text-align="center" style:justify-single-word="false"/>
      <style:text-properties style:font-name="Arial" fo:font-size="6pt" fo:font-style="normal" fo:font-weight="bold" officeooo:rsid="005f3138" officeooo:paragraph-rsid="005f3138" style:font-size-asian="5.25pt" style:font-style-asian="normal" style:font-weight-asian="bold" style:font-size-complex="6pt" style:font-style-complex="normal" style:font-weight-complex="bold"/>
    </style:style>
    <style:style style:name="P120" style:family="paragraph" style:parent-style-name="Standard">
      <style:paragraph-properties fo:line-height="150%"/>
      <style:text-properties style:font-name="Arial" fo:font-size="8pt" officeooo:rsid="003b7325" officeooo:paragraph-rsid="00407279" style:font-size-asian="7pt" style:font-size-complex="8pt"/>
    </style:style>
    <style:style style:name="P121" style:family="paragraph" style:parent-style-name="Standard">
      <style:paragraph-properties fo:line-height="150%"/>
      <style:text-properties style:font-name="Arial" fo:font-size="8pt" officeooo:rsid="003b7325" officeooo:paragraph-rsid="003d6333" style:font-size-asian="7pt" style:font-size-complex="8pt"/>
    </style:style>
    <style:style style:name="P122" style:family="paragraph" style:parent-style-name="Standard">
      <style:paragraph-properties fo:line-height="150%"/>
      <style:text-properties style:font-name="Arial" fo:font-size="8pt" officeooo:rsid="003b7325" officeooo:paragraph-rsid="00902cb6" style:font-size-asian="7pt" style:font-size-complex="8pt"/>
    </style:style>
    <style:style style:name="P123" style:family="paragraph" style:parent-style-name="Standard">
      <style:paragraph-properties fo:line-height="150%"/>
      <style:text-properties style:font-name="Arial" fo:font-size="8pt" officeooo:rsid="009059b5" officeooo:paragraph-rsid="009059b5" style:font-size-asian="7pt" style:font-size-complex="8pt"/>
    </style:style>
    <style:style style:name="P124" style:family="paragraph" style:parent-style-name="Standard">
      <style:paragraph-properties fo:line-height="150%"/>
      <style:text-properties style:font-name="Arial" officeooo:rsid="004c457b" officeooo:paragraph-rsid="004c457b"/>
    </style:style>
    <style:style style:name="P125" style:family="paragraph" style:parent-style-name="Standard">
      <style:paragraph-properties fo:line-height="150%"/>
      <style:text-properties style:font-name="Arial" officeooo:rsid="00528f79" officeooo:paragraph-rsid="00528f79"/>
    </style:style>
    <style:style style:name="P126" style:family="paragraph" style:parent-style-name="Standard">
      <style:paragraph-properties fo:line-height="150%"/>
      <style:text-properties style:font-name="Arial" officeooo:rsid="0057dbbc" officeooo:paragraph-rsid="0057dbbc"/>
    </style:style>
    <style:style style:name="P127" style:family="paragraph" style:parent-style-name="Standard">
      <style:paragraph-properties fo:line-height="150%"/>
      <style:text-properties style:font-name="Arial" officeooo:rsid="0058ded9" officeooo:paragraph-rsid="0058ded9"/>
    </style:style>
    <style:style style:name="P128" style:family="paragraph" style:parent-style-name="Standard">
      <style:paragraph-properties fo:line-height="150%"/>
      <style:text-properties style:font-name="Arial" fo:font-weight="bold" officeooo:rsid="0057dbbc" officeooo:paragraph-rsid="0057dbbc" style:font-weight-asian="bold" style:font-weight-complex="bold"/>
    </style:style>
    <style:style style:name="P129" style:family="paragraph" style:parent-style-name="Standard">
      <style:paragraph-properties fo:line-height="150%"/>
      <style:text-properties style:font-name="Arial" officeooo:rsid="00593082" officeooo:paragraph-rsid="0058ded9"/>
    </style:style>
    <style:style style:name="P130" style:family="paragraph" style:parent-style-name="Standard">
      <style:paragraph-properties fo:line-height="150%"/>
      <style:text-properties style:font-name="Arial" fo:font-size="12pt" officeooo:rsid="0061073a" officeooo:paragraph-rsid="00653e75" style:font-size-asian="12pt" style:font-size-complex="12pt"/>
    </style:style>
    <style:style style:name="P131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style:font-name="Arial" fo:font-size="12pt" officeooo:rsid="003d6333" officeooo:paragraph-rsid="003d6333" style:font-size-asian="12pt" style:font-size-complex="12pt"/>
    </style:style>
    <style:style style:name="P132" style:family="paragraph" style:parent-style-name="Standard">
      <style:paragraph-properties fo:line-height="150%" fo:text-align="center" style:justify-single-word="false"/>
      <style:text-properties style:font-name="Arial" fo:font-size="12pt" fo:font-style="italic" officeooo:rsid="005dbc55" officeooo:paragraph-rsid="005dbc55" style:font-size-asian="12pt" style:font-style-asian="italic" style:font-size-complex="12pt" style:font-style-complex="italic"/>
    </style:style>
    <style:style style:name="P133" style:family="paragraph" style:parent-style-name="Standard">
      <style:paragraph-properties fo:line-height="150%" fo:text-align="center" style:justify-single-word="false"/>
      <style:text-properties style:font-name="Arial" fo:font-size="12pt" fo:font-style="italic" officeooo:rsid="005dbc55" officeooo:paragraph-rsid="009cbd9b" style:font-size-asian="12pt" style:font-style-asian="italic" style:font-size-complex="12pt" style:font-style-complex="italic"/>
    </style:style>
    <style:style style:name="P134" style:family="paragraph" style:parent-style-name="Standard">
      <style:paragraph-properties fo:line-height="150%" fo:text-align="center" style:justify-single-word="false"/>
      <style:text-properties style:font-name="Arial" fo:font-size="12pt" fo:font-style="italic" fo:font-weight="normal" officeooo:rsid="005dbc55" officeooo:paragraph-rsid="009cbd9b" style:font-size-asian="12pt" style:font-style-asian="italic" style:font-weight-asian="normal" style:font-size-complex="12pt" style:font-style-complex="italic" style:font-weight-complex="normal"/>
    </style:style>
    <style:style style:name="P135" style:family="paragraph" style:parent-style-name="Standard">
      <style:paragraph-properties fo:line-height="150%"/>
      <style:text-properties style:font-name="Arial" fo:font-size="12pt" officeooo:rsid="003b7325" officeooo:paragraph-rsid="003d6333" style:font-size-asian="10.5pt" style:font-size-complex="12pt"/>
    </style:style>
    <style:style style:name="P136" style:family="paragraph" style:parent-style-name="Standard">
      <style:paragraph-properties fo:line-height="150%"/>
      <style:text-properties style:font-name="Arial" fo:font-size="12pt" officeooo:rsid="003b7325" officeooo:paragraph-rsid="005dbc55" style:font-size-asian="10.5pt" style:font-size-complex="12pt"/>
    </style:style>
    <style:style style:name="P137" style:family="paragraph" style:parent-style-name="Standard">
      <style:paragraph-properties fo:line-height="150%"/>
      <style:text-properties style:font-name="Arial" officeooo:rsid="0063e393" officeooo:paragraph-rsid="0063e393"/>
    </style:style>
    <style:style style:name="P138" style:family="paragraph" style:parent-style-name="Standard">
      <style:paragraph-properties fo:line-height="150%"/>
      <style:text-properties style:font-name="Arial" officeooo:rsid="0063f7a8" officeooo:paragraph-rsid="0063f7a8" fo:background-color="#ffff00"/>
    </style:style>
    <style:style style:name="P139" style:family="paragraph" style:parent-style-name="Standard">
      <style:paragraph-properties fo:line-height="150%"/>
      <style:text-properties style:font-name="Arial" officeooo:rsid="00653e75" officeooo:paragraph-rsid="00653e75"/>
    </style:style>
    <style:style style:name="P140" style:family="paragraph" style:parent-style-name="Standard">
      <loext:graphic-properties draw:fill="solid" draw:fill-color="#cfe7f5" draw:opacity="100%"/>
      <style:paragraph-properties fo:line-height="150%" fo:text-align="center" style:justify-single-word="false" fo:background-color="#cfe7f5"/>
      <style:text-properties style:font-name="Arial" fo:font-size="15pt" officeooo:rsid="003b6224" officeooo:paragraph-rsid="003b6224" style:font-size-asian="15pt" style:font-size-complex="15pt"/>
    </style:style>
    <style:style style:name="P141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style:font-name="Arial" officeooo:rsid="003b7325" officeooo:paragraph-rsid="003d6333"/>
    </style:style>
    <style:style style:name="P142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style:font-name="Arial" officeooo:rsid="003b7325" officeooo:paragraph-rsid="003b7325"/>
    </style:style>
    <style:style style:name="P143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style:font-name="Arial" officeooo:rsid="003b7325" officeooo:paragraph-rsid="00407279"/>
    </style:style>
    <style:style style:name="P144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style:font-name="Arial" officeooo:rsid="003b7325" officeooo:paragraph-rsid="00452ad4"/>
    </style:style>
    <style:style style:name="P145" style:family="paragraph" style:parent-style-name="Standard">
      <style:paragraph-properties fo:line-height="150%" fo:text-align="center" style:justify-single-word="false"/>
      <style:text-properties fo:font-variant="small-caps" style:font-name="Arial" fo:font-size="6pt" officeooo:rsid="003b6224" officeooo:paragraph-rsid="00490030" fo:background-color="transparent" style:font-size-asian="5.25pt" style:font-size-complex="6pt"/>
    </style:style>
    <style:style style:name="P146" style:family="paragraph" style:parent-style-name="Standard">
      <style:paragraph-properties fo:line-height="150%" fo:text-align="center" style:justify-single-word="false"/>
      <style:text-properties fo:font-variant="small-caps" style:font-name="Arial" fo:font-size="8pt" officeooo:rsid="003b6224" officeooo:paragraph-rsid="00490030" fo:background-color="transparent" style:font-size-asian="7pt" style:font-size-complex="8pt"/>
    </style:style>
    <style:style style:name="P147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fo:font-variant="small-caps" style:font-name="Arial" officeooo:rsid="003b6224" officeooo:paragraph-rsid="00490030" fo:background-color="transparent"/>
    </style:style>
    <style:style style:name="P148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fo:font-variant="small-caps" style:font-name="Arial" officeooo:rsid="00490030" officeooo:paragraph-rsid="00490030" style:font-size-asian="10.5pt"/>
    </style:style>
    <style:style style:name="P149" style:family="paragraph" style:parent-style-name="Standard">
      <loext:graphic-properties draw:fill="solid" draw:fill-color="#e6e6ff" draw:opacity="100%"/>
      <style:paragraph-properties fo:line-height="150%" fo:text-align="center" style:justify-single-word="false" fo:background-color="#e6e6ff"/>
      <style:text-properties fo:font-variant="small-caps" style:font-name="Arial" officeooo:rsid="003b6224" officeooo:paragraph-rsid="003b6224"/>
    </style:style>
    <style:style style:name="P150" style:family="paragraph" style:parent-style-name="Standard">
      <style:paragraph-properties fo:line-height="150%"/>
      <style:text-properties fo:color="#666666" style:font-name="Arial" fo:font-size="9pt" officeooo:rsid="009930b1" officeooo:paragraph-rsid="009930b1" style:font-size-asian="9pt" style:font-size-complex="9pt"/>
    </style:style>
    <style:style style:name="P151" style:family="paragraph" style:parent-style-name="Standard">
      <style:paragraph-properties fo:line-height="150%"/>
      <style:text-properties fo:color="#666666" style:font-name="Arial" fo:font-size="9pt" officeooo:rsid="009930b1" officeooo:paragraph-rsid="009adf36" style:font-size-asian="9pt" style:font-size-complex="9pt"/>
    </style:style>
    <style:style style:name="P152" style:family="paragraph" style:parent-style-name="Standard">
      <style:paragraph-properties fo:margin-left="0cm" fo:margin-right="0.101cm" fo:margin-top="0.199cm" fo:margin-bottom="0.199cm" loext:contextual-spacing="false" fo:text-indent="0cm" style:auto-text-indent="false"/>
      <style:text-properties fo:color="#333333" style:font-name="Arial" fo:font-size="11pt" officeooo:rsid="004e0aa9" officeooo:paragraph-rsid="004e0aa9" style:font-size-asian="11pt" style:font-size-complex="11pt"/>
    </style:style>
    <style:style style:name="P153" style:family="paragraph" style:parent-style-name="Standard">
      <style:paragraph-properties fo:margin-top="0.3cm" fo:margin-bottom="0.3cm" loext:contextual-spacing="false" fo:line-height="150%" fo:text-align="center" style:justify-single-word="false"/>
      <style:text-properties fo:color="#808080" style:font-name="Arial" officeooo:rsid="003b6224" officeooo:paragraph-rsid="003b6224"/>
    </style:style>
    <style:style style:name="P154" style:family="paragraph" style:parent-style-name="Standard">
      <style:paragraph-properties fo:margin-left="0cm" fo:margin-right="0.199cm" fo:margin-top="0.101cm" fo:margin-bottom="0.101cm" loext:contextual-spacing="false" fo:line-height="150%" fo:text-align="start" style:justify-single-word="false" fo:text-indent="0cm" style:auto-text-indent="false"/>
      <style:text-properties fo:color="#333333" style:font-name="Arial" fo:font-size="11pt" officeooo:rsid="004c457b" officeooo:paragraph-rsid="007e9225" style:font-size-asian="11pt" style:font-size-complex="11pt"/>
    </style:style>
    <style:style style:name="P155" style:family="paragraph" style:parent-style-name="Standard">
      <style:paragraph-properties fo:margin-left="0cm" fo:margin-right="0.199cm" fo:margin-top="0.101cm" fo:margin-bottom="0.101cm" loext:contextual-spacing="false" fo:line-height="150%" fo:text-align="start" style:justify-single-word="false" fo:text-indent="0cm" style:auto-text-indent="false"/>
      <style:text-properties fo:color="#333333" style:font-name="Arial" fo:font-size="11pt" officeooo:rsid="009ddf40" officeooo:paragraph-rsid="009ddf40" style:font-size-asian="11pt" style:font-size-complex="11pt"/>
    </style:style>
    <style:style style:name="P156" style:family="paragraph" style:parent-style-name="Standard">
      <style:paragraph-properties fo:margin-left="0cm" fo:margin-right="0.101cm" fo:margin-top="0.199cm" fo:margin-bottom="0.199cm" loext:contextual-spacing="false" fo:text-indent="0cm" style:auto-text-indent="false"/>
      <style:text-properties fo:color="#333333" style:font-name="Arial" fo:font-size="11pt" officeooo:rsid="00b36d27" officeooo:paragraph-rsid="00b36d27" style:font-size-asian="11pt" style:font-size-complex="11pt"/>
    </style:style>
    <style:style style:name="P157" style:family="paragraph" style:parent-style-name="Standard">
      <style:paragraph-properties fo:line-height="150%"/>
      <style:text-properties style:font-name="Arial" fo:font-size="8pt" officeooo:rsid="003b7325" officeooo:paragraph-rsid="00421ec2" style:font-size-asian="7pt" style:font-size-complex="8pt"/>
    </style:style>
    <style:style style:name="P158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90030" officeooo:paragraph-rsid="00b36d27" style:font-size-asian="11pt" style:font-size-complex="11pt"/>
    </style:style>
    <style:style style:name="P159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b36d27" officeooo:paragraph-rsid="00b36d27" style:font-size-asian="11pt" style:font-size-complex="11pt"/>
    </style:style>
    <style:style style:name="P160" style:family="paragraph" style:parent-style-name="Standard">
      <style:paragraph-properties fo:margin-left="0.101cm" fo:margin-right="0.101cm" fo:margin-top="0.199cm" fo:margin-bottom="0.199cm" loext:contextual-spacing="false" fo:text-align="start" style:justify-single-word="false" fo:text-indent="0cm" style:auto-text-indent="false"/>
      <style:text-properties fo:color="#333333" style:font-name="Arial" fo:font-size="11pt" officeooo:rsid="008f0a39" officeooo:paragraph-rsid="00b36d27" style:font-size-asian="11pt" style:font-size-complex="11pt"/>
    </style:style>
    <style:style style:name="P161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52ad4" officeooo:paragraph-rsid="00b388d1" style:font-size-asian="11pt" style:font-size-complex="11pt"/>
    </style:style>
    <style:style style:name="P162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af7431" officeooo:paragraph-rsid="0051da89" style:font-size-asian="11pt" style:font-size-complex="11pt"/>
    </style:style>
    <style:style style:name="P163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3f8202" officeooo:paragraph-rsid="00421ec2" style:font-size-asian="11pt" style:font-size-complex="11pt"/>
    </style:style>
    <style:style style:name="P164" style:family="paragraph" style:parent-style-name="Standard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8386f5" officeooo:paragraph-rsid="008386f5" fo:background-color="transparent" style:font-size-asian="11pt" style:font-size-complex="11pt"/>
    </style:style>
    <style:style style:name="P165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normal" officeooo:rsid="00490030" officeooo:paragraph-rsid="00490030" style:font-size-asian="11pt" style:font-weight-asian="normal" style:font-size-complex="11pt" style:font-weight-complex="normal"/>
    </style:style>
    <style:style style:name="P166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normal" officeooo:rsid="00b36d27" officeooo:paragraph-rsid="00b36d27" style:font-size-asian="11pt" style:font-weight-asian="normal" style:font-size-complex="11pt" style:font-weight-complex="normal"/>
    </style:style>
    <style:style style:name="P167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normal" officeooo:rsid="00421ec2" officeooo:paragraph-rsid="00421ec2" style:font-size-asian="11pt" style:font-weight-asian="normal" style:font-size-complex="11pt" style:font-weight-complex="normal"/>
    </style:style>
    <style:style style:name="P168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fo:font-weight="normal" officeooo:rsid="00af7431" officeooo:paragraph-rsid="00af7431" style:font-size-asian="11pt" style:font-weight-asian="normal" style:font-size-complex="11pt" style:font-weight-complex="normal"/>
    </style:style>
    <style:style style:name="P169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90030" officeooo:paragraph-rsid="00490030" style:font-size-asian="11pt" style:font-size-complex="11pt"/>
    </style:style>
    <style:style style:name="P170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b36d27" officeooo:paragraph-rsid="00b36d27" style:font-size-asian="11pt" style:font-size-complex="11pt"/>
    </style:style>
    <style:style style:name="P171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407279" officeooo:paragraph-rsid="008f0a39" style:font-size-asian="11pt" style:font-size-complex="11pt"/>
    </style:style>
    <style:style style:name="P172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07279" officeooo:paragraph-rsid="00407279" style:font-size-asian="11pt" style:font-size-complex="11pt"/>
    </style:style>
    <style:style style:name="P173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a3276e" officeooo:paragraph-rsid="00a3276e" style:font-size-asian="11pt" style:font-size-complex="11pt"/>
    </style:style>
    <style:style style:name="P174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430b1" officeooo:paragraph-rsid="009430b1" style:font-size-asian="11pt" style:font-size-complex="11pt"/>
    </style:style>
    <style:style style:name="P175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9430b1" officeooo:paragraph-rsid="009430b1" style:font-size-asian="11pt" style:font-size-complex="11pt"/>
    </style:style>
    <style:style style:name="P176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5f3138" officeooo:paragraph-rsid="005f3138" style:font-size-asian="11pt" style:font-size-complex="11pt"/>
    </style:style>
    <style:style style:name="P177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5f3138" officeooo:paragraph-rsid="005f3138" style:font-size-asian="11pt" style:font-size-complex="11pt"/>
    </style:style>
    <style:style style:name="P178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63e393" officeooo:paragraph-rsid="0063e393" style:font-size-asian="11pt" style:font-size-complex="11pt"/>
    </style:style>
    <style:style style:name="P179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63e393" officeooo:paragraph-rsid="0063e393" style:font-size-asian="11pt" style:font-size-complex="11pt"/>
    </style:style>
    <style:style style:name="P180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61073a" officeooo:paragraph-rsid="0061073a" style:font-size-asian="11pt" style:font-size-complex="11pt"/>
    </style:style>
    <style:style style:name="P181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96dd29" officeooo:paragraph-rsid="0096dd29" style:font-size-asian="11pt" style:font-size-complex="11pt"/>
    </style:style>
    <style:style style:name="P182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975452" officeooo:paragraph-rsid="00975452" style:font-size-asian="11pt" style:font-size-complex="11pt"/>
    </style:style>
    <style:style style:name="P183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b388d1" officeooo:paragraph-rsid="00b388d1" style:font-size-asian="11pt" style:font-size-complex="11pt"/>
    </style:style>
    <style:style style:name="P184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b388d1" officeooo:paragraph-rsid="00b388d1" style:font-size-asian="11pt" style:font-size-complex="11pt"/>
    </style:style>
    <style:style style:name="P185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421ec2" officeooo:paragraph-rsid="00421ec2" style:font-size-asian="11pt" style:font-size-complex="11pt"/>
    </style:style>
    <style:style style:name="P186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b56789" officeooo:paragraph-rsid="00b56789" style:font-size-asian="11pt" style:font-size-complex="11pt"/>
    </style:style>
    <style:style style:name="P187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b7bd55" officeooo:paragraph-rsid="00b7bd55" style:font-size-asian="11pt" style:font-size-complex="11pt"/>
    </style:style>
    <style:style style:name="P188" style:family="paragraph" style:parent-style-name="Table_20_Contents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b7bd55" officeooo:paragraph-rsid="00b7bd55" style:font-size-asian="11pt" style:font-size-complex="11pt"/>
    </style:style>
    <style:style style:name="P189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53c8bc" officeooo:paragraph-rsid="00b90571" style:font-size-asian="11pt" style:font-size-complex="11pt"/>
    </style:style>
    <style:style style:name="P190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5b91b" officeooo:paragraph-rsid="0095b91b" fo:background-color="transparent" style:font-size-asian="11pt" style:font-size-complex="11pt"/>
    </style:style>
    <style:style style:name="P191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430b1" officeooo:paragraph-rsid="0095b91b" fo:background-color="transparent" style:font-size-asian="11pt" style:font-size-complex="11pt"/>
    </style:style>
    <style:style style:name="P192" style:family="paragraph" style:parent-style-name="Table_20_Contents">
      <style:paragraph-properties fo:margin-left="0.101cm" fo:margin-right="0.101cm" fo:margin-top="0.199cm" fo:margin-bottom="0.199cm" loext:contextual-spacing="false" fo:text-indent="0cm" style:auto-text-indent="false"/>
      <style:text-properties fo:color="#333333" style:font-name="Arial" fo:font-size="11pt" officeooo:rsid="009430b1" officeooo:paragraph-rsid="009430b1" fo:background-color="transparent" style:font-size-asian="11pt" style:font-size-complex="11pt"/>
    </style:style>
    <style:style style:name="P193" style:family="paragraph" style:parent-style-name="Table_20_Contents">
      <style:paragraph-properties fo:margin-left="0cm" fo:margin-right="0.101cm" fo:margin-top="0.199cm" fo:margin-bottom="0.199cm" loext:contextual-spacing="false" fo:text-align="center" style:justify-single-word="false" fo:text-indent="0cm" style:auto-text-indent="false"/>
      <style:text-properties fo:color="#333333" style:font-name="Arial" fo:font-size="11pt" officeooo:rsid="0091d383" officeooo:paragraph-rsid="0091d383" style:font-size-asian="11pt" style:font-size-complex="11pt"/>
    </style:style>
    <style:style style:name="T1" style:family="text">
      <style:text-properties officeooo:rsid="0025224d"/>
    </style:style>
    <style:style style:name="T2" style:family="text">
      <style:text-properties officeooo:rsid="0025f05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2e0aa3"/>
    </style:style>
    <style:style style:name="T5" style:family="text">
      <style:text-properties officeooo:rsid="00343bcf"/>
    </style:style>
    <style:style style:name="T6" style:family="text">
      <style:text-properties officeooo:rsid="0035dbef"/>
    </style:style>
    <style:style style:name="T7" style:family="text">
      <style:text-properties officeooo:rsid="003d6333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3f4f04"/>
    </style:style>
    <style:style style:name="T10" style:family="text">
      <style:text-properties officeooo:rsid="00407279"/>
    </style:style>
    <style:style style:name="T11" style:family="text">
      <style:text-properties officeooo:rsid="00421ec2"/>
    </style:style>
    <style:style style:name="T12" style:family="text">
      <style:text-properties officeooo:rsid="00452ad4"/>
    </style:style>
    <style:style style:name="T13" style:family="text">
      <style:text-properties officeooo:rsid="00477a6e"/>
    </style:style>
    <style:style style:name="T14" style:family="text">
      <style:text-properties officeooo:rsid="00490030"/>
    </style:style>
    <style:style style:name="T15" style:family="text">
      <style:text-properties officeooo:rsid="004e0aa9"/>
    </style:style>
    <style:style style:name="T16" style:family="text">
      <style:text-properties officeooo:rsid="0050eb53"/>
    </style:style>
    <style:style style:name="T17" style:family="text">
      <style:text-properties officeooo:rsid="00515499"/>
    </style:style>
    <style:style style:name="T18" style:family="text">
      <style:text-properties fo:color="#333333"/>
    </style:style>
    <style:style style:name="T19" style:family="text">
      <style:text-properties officeooo:rsid="0051da89"/>
    </style:style>
    <style:style style:name="T20" style:family="text">
      <style:text-properties fo:font-style="italic" officeooo:rsid="0051da89" style:font-style-asian="italic" style:font-style-complex="italic"/>
    </style:style>
    <style:style style:name="T21" style:family="text">
      <style:text-properties officeooo:rsid="00528f79"/>
    </style:style>
    <style:style style:name="T22" style:family="text">
      <style:text-properties officeooo:rsid="0058ded9"/>
    </style:style>
    <style:style style:name="T23" style:family="text">
      <style:text-properties officeooo:rsid="00593082"/>
    </style:style>
    <style:style style:name="T24" style:family="text">
      <style:text-properties officeooo:rsid="0062f1c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283e6" style:font-weight-asian="normal" style:font-weight-complex="normal"/>
    </style:style>
    <style:style style:name="T27" style:family="text">
      <style:text-properties fo:font-weight="normal" officeooo:rsid="00407279" style:font-weight-asian="normal" style:font-weight-complex="normal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820ee5"/>
    </style:style>
    <style:style style:name="T30" style:family="text">
      <style:text-properties officeooo:rsid="007e9225"/>
    </style:style>
    <style:style style:name="T31" style:family="text">
      <style:text-properties officeooo:rsid="0080829d"/>
    </style:style>
    <style:style style:name="T32" style:family="text">
      <style:text-properties officeooo:rsid="0085057e"/>
    </style:style>
    <style:style style:name="T33" style:family="text">
      <style:text-properties officeooo:rsid="0086c7f4"/>
    </style:style>
    <style:style style:name="T34" style:family="text">
      <style:text-properties officeooo:rsid="0088d06e"/>
    </style:style>
    <style:style style:name="T35" style:family="text">
      <style:text-properties officeooo:rsid="008bc0b1"/>
    </style:style>
    <style:style style:name="T36" style:family="text">
      <style:text-properties officeooo:rsid="008f0a39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902cb6"/>
    </style:style>
    <style:style style:name="T39" style:family="text">
      <style:text-properties officeooo:rsid="0091d383"/>
    </style:style>
    <style:style style:name="T40" style:family="text">
      <style:text-properties officeooo:rsid="00954267"/>
    </style:style>
    <style:style style:name="T41" style:family="text">
      <style:text-properties officeooo:rsid="0095b91b"/>
    </style:style>
    <style:style style:name="T42" style:family="text">
      <style:text-properties officeooo:rsid="009c8585"/>
    </style:style>
    <style:style style:name="T43" style:family="text">
      <style:text-properties officeooo:rsid="00a1a464"/>
    </style:style>
    <style:style style:name="T44" style:family="text">
      <style:text-properties officeooo:rsid="00a1bd9b"/>
    </style:style>
    <style:style style:name="T45" style:family="text">
      <style:text-properties officeooo:rsid="00a432ee"/>
    </style:style>
    <style:style style:name="T46" style:family="text">
      <style:text-properties officeooo:rsid="00a97546"/>
    </style:style>
    <style:style style:name="T47" style:family="text">
      <style:text-properties officeooo:rsid="00abf692"/>
    </style:style>
    <style:style style:name="T48" style:family="text">
      <style:text-properties officeooo:rsid="00ae18a5"/>
    </style:style>
    <style:style style:name="T49" style:family="text">
      <style:text-properties officeooo:rsid="00af7431"/>
    </style:style>
    <style:style style:name="T50" style:family="text">
      <style:text-properties officeooo:rsid="00b05f51"/>
    </style:style>
    <style:style style:name="T51" style:family="text">
      <style:text-properties officeooo:rsid="00b36d27"/>
    </style:style>
    <style:style style:name="T52" style:family="text">
      <style:text-properties officeooo:rsid="00b388d1"/>
    </style:style>
    <style:style style:name="T53" style:family="text">
      <style:text-properties officeooo:rsid="00b6623c"/>
    </style:style>
    <style:style style:name="T54" style:family="text">
      <style:text-properties officeooo:rsid="00b7bd55"/>
    </style:style>
    <style:style style:name="T55" style:family="text">
      <style:text-properties officeooo:rsid="00b90571"/>
    </style:style>
    <style:style style:name="T56" style:family="text">
      <style:text-properties officeooo:rsid="00b93c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140">Sistema de Gestão de Propriedade Intelectual</text:p>
      <text:p text:style-name="P153">Centro de Inovação Tecnológica – CITE<text:line-break/>Instituto Federal de Educação, Ciência e Tecnologia de Goiás – IFG</text:p>
      <text:p text:style-name="P110">ATORES</text:p>
      <text:p text:style-name="P11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">Usuário</text:p>
          </table:table-cell>
          <table:table-cell table:style-name="Tabela7.B1" office:value-type="string">
            <text:p text:style-name="P7">Permissão</text:p>
          </table:table-cell>
        </table:table-row>
        <table:table-row>
          <table:table-cell table:style-name="Tabela7.A2" office:value-type="string">
            <text:p text:style-name="P8">Usuário Cite</text:p>
          </table:table-cell>
          <table:table-cell table:style-name="Tabela7.B2" office:value-type="string">
            <text:p text:style-name="P9">VERIFICAR</text:p>
          </table:table-cell>
        </table:table-row>
        <table:table-row>
          <table:table-cell table:style-name="Tabela7.A3" office:value-type="string">
            <text:p text:style-name="P8">Usuário Invento<text:span text:style-name="T30">r</text:span></text:p>
          </table:table-cell>
          <table:table-cell table:style-name="Tabela7.B3" office:value-type="string">
            <text:p text:style-name="P154"><text:span text:style-name="T16">A</text:span>companhar sua tecnologia</text:p>
            <text:p text:style-name="P155">Permitido visualizar: Título, <text:span text:style-name="T8">resumo</text:span>, status, inventor, cotitular(es).</text:p>
          </table:table-cell>
        </table:table-row>
        <table:table-row>
          <table:table-cell table:style-name="Tabela7.A4" office:value-type="string">
            <text:p text:style-name="P8">Administrador </text:p>
          </table:table-cell>
          <table:table-cell table:style-name="Tabela7.B4" office:value-type="string">
            <text:p text:style-name="P6">Total</text:p>
          </table:table-cell>
        </table:table-row>
      </table:table>
      <text:p text:style-name="P124"/>
      <text:p text:style-name="P110">FUNCIONALIDADES</text:p>
      <text:p text:style-name="P114"/>
      <text:p text:style-name="P149">Gerenciamento de dados</text:p>
      <text:p text:style-name="P111"/>
      <text:p text:style-name="P150"><text:tab/>Legenda:</text:p>
      <text:p text:style-name="P150"/>
      <text:p text:style-name="P150"><text:tab/>** (Duplo asterisco)<text:tab/>–<text:tab/>Não aplicável</text:p>
      <text:p text:style-name="P150"><text:tab/>* (Asterisco simples)<text:tab/>–<text:tab/>Campo <text:span text:style-name="T43">opcional</text:span></text:p>
      <text:p text:style-name="P150"><text:tab/>Texto em caixa alta <text:tab/>– <text:tab/>Não aparece na tela</text:p>
      <text:p text:style-name="P151"><text:tab/><text:span text:style-name="T42">FK <text:s text:c="3"/>(Foreign Key) <text:tab/></text:span>–<text:tab/><text:span text:style-name="T42">Chave estrangeira</text:span></text:p>
      <text:p text:style-name="P150"/>
      <text:p text:style-name="P111"/>
      <text:p text:style-name="P131">Tecnologia</text:p>
      <text:p text:style-name="P117"/>
      <text:p text:style-name="P132">Seção I – Dados Gerais</text:p>
      <text:p text:style-name="P117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7">Campo</text:p>
          </table:table-cell>
          <table:table-cell table:style-name="Tabela1.A1" office:value-type="string">
            <text:p text:style-name="P107">Tipo </text:p>
          </table:table-cell>
          <table:table-cell table:style-name="Tabela1.C1" office:value-type="string">
            <text:p text:style-name="P108">Detalhes</text:p>
          </table:table-cell>
        </table:table-row>
        <table:table-row>
          <table:table-cell table:style-name="Tabela1.A18" office:value-type="string">
            <text:p text:style-name="P71">Nome/Título </text:p>
          </table:table-cell>
          <table:table-cell table:style-name="Tabela1.B6" office:value-type="string">
            <text:p text:style-name="P11">Texto</text:p>
          </table:table-cell>
          <table:table-cell table:style-name="Tabela1.C6" office:value-type="string">
            <text:p text:style-name="P71">Nome <text:span text:style-name="T35">ou título </text:span>que identifica a tecnologia; pode <text:span text:style-name="T35">conter</text:span> <text:span text:style-name="T35">b</text:span>reve descrição das funções do mesmo. Limite máximo de 120 caracteres.</text:p>
          </table:table-cell>
        </table:table-row>
        <table:table-row>
          <table:table-cell table:style-name="Tabela1.A18" office:value-type="string">
            <text:p text:style-name="P72"><text:span text:style-name="T2">C</text:span>ategoria </text:p>
          </table:table-cell>
          <table:table-cell table:style-name="Tabela1.B6" office:value-type="string">
            <text:p text:style-name="P15">Lista</text:p>
          </table:table-cell>
          <table:table-cell table:style-name="Tabela1.C6" office:value-type="string">
            <text:p text:style-name="P73">Menu dropdown com <text:span text:style-name="T14">as seguintes opções</text:span>:</text:p>
            <text:p text:style-name="P74">Cultivar<text:line-break/><text:soft-page-break/>Desenho Industrial<text:line-break/>Indicação Geográfica<text:line-break/>Marca<text:line-break/>Obra<text:line-break/><text:span text:style-name="T3">Patente<text:line-break/></text:span>Programa de Computador<text:line-break/>Topografia de Circuito Integrado</text:p>
          </table:table-cell>
        </table:table-row>
        <table:table-row>
          <table:table-cell table:style-name="Tabela1.A18" office:value-type="string">
            <text:p text:style-name="P53">Selecione o tipo de patente:</text:p>
            <text:p text:style-name="P53">( ) Patente de Invenção<text:line-break/>( ) Modelo de Utilidade</text:p>
          </table:table-cell>
          <table:table-cell table:style-name="Tabela1.B6" office:value-type="string">
            <text:p text:style-name="P47">Lista</text:p>
          </table:table-cell>
          <table:table-cell table:style-name="Tabela1.C6" office:value-type="string">
            <text:p text:style-name="P48">CASO CATEGORIA = PATENTE</text:p>
          </table:table-cell>
        </table:table-row>
        <table:table-row>
          <table:table-cell table:style-name="Tabela1.A18" office:value-type="string">
            <text:p text:style-name="P53">Selecione o tipo de marca:</text:p>
            <text:p text:style-name="P53"><text:span text:style-name="T35">Quanto à a</text:span>presentação</text:p>
            <text:p text:style-name="P53">( ) Nominativa<text:line-break/>( ) Figurativa<text:line-break/>( ) Mista<text:line-break/>( ) Tridimensional</text:p>
            <text:p text:style-name="P53"><text:span text:style-name="T35">Quanto ao u</text:span>so</text:p>
            <text:p text:style-name="P53">( ) Marca de produto<text:line-break/>( ) Marca de serviço<text:line-break/>( ) Marca de empresa<text:line-break/>( ) Marca de uso coletivo<text:line-break/>( ) Marca de certificação<text:line-break/>( ) Marca de alto renome</text:p>
          </table:table-cell>
          <table:table-cell table:style-name="Tabela1.B6" office:value-type="string">
            <text:p text:style-name="P54">Lista</text:p>
          </table:table-cell>
          <table:table-cell table:style-name="Tabela1.C6" office:value-type="string">
            <text:p text:style-name="P48">CASO CATEGORIA <text:s/>= MARCA</text:p>
          </table:table-cell>
        </table:table-row>
        <table:table-row>
          <table:table-cell table:style-name="Tabela1.A18" office:value-type="string">
            <text:p text:style-name="P55">Selecione o tipo de indicação geográfica:</text:p>
            <text:p text:style-name="P55">( ) Denominação de origem<text:line-break/>( ) Indicação de procedência</text:p>
          </table:table-cell>
          <table:table-cell table:style-name="Tabela1.B6" office:value-type="string">
            <text:p text:style-name="P54">Lista</text:p>
          </table:table-cell>
          <table:table-cell table:style-name="Tabela1.C6" office:value-type="string">
            <text:p text:style-name="P48">CASO CATEGORIA = INDICAÇÃO GEOGRÁFICA</text:p>
          </table:table-cell>
        </table:table-row>
        <table:table-row>
          <table:table-cell table:style-name="Tabela1.A18" office:value-type="string">
            <text:p text:style-name="P101">Data de solicitação da proteção </text:p>
          </table:table-cell>
          <table:table-cell table:style-name="Tabela1.B7" office:value-type="string">
            <text:p text:style-name="P15">Data</text:p>
          </table:table-cell>
          <table:table-cell table:style-name="Tabela1.C7" office:value-type="string">
            <text:p text:style-name="P16"><text:span text:style-name="T5">D</text:span>ata que o Criador cadastrou um pedido de proteção por meio do site do Cite, no formulário eletrônico do Limesurvey.</text:p>
          </table:table-cell>
        </table:table-row>
        <table:table-row>
          <table:table-cell table:style-name="Tabela1.A18" office:value-type="string">
            <text:p text:style-name="P101">Data da reunião com <text:span text:style-name="T1">C</text:span>omissão </text:p>
          </table:table-cell>
          <table:table-cell table:style-name="Tabela1.B8" office:value-type="string">
            <text:p text:style-name="P15">Data</text:p>
          </table:table-cell>
          <table:table-cell table:style-name="Tabela1.C8" office:value-type="string">
            <text:p text:style-name="P16"><text:span text:style-name="T5">D</text:span>ata em que o <text:span text:style-name="T1">Criador apresentou em reunião presencial sua criação para Comissão e recebeu parecer favorável para solicitação formal do pedido de proteção.</text:span></text:p>
          </table:table-cell>
        </table:table-row>
        <table:table-row>
          <table:table-cell table:style-name="Tabela1.A18" office:value-type="string">
            <text:p text:style-name="P74">Data do <text:span text:style-name="T24">protocolo do </text:span>pedido </text:p>
          </table:table-cell>
          <table:table-cell table:style-name="Tabela1.B9" office:value-type="string">
            <text:p text:style-name="P15">Data</text:p>
          </table:table-cell>
          <table:table-cell table:style-name="Tabela1.C9" office:value-type="string">
            <text:p text:style-name="P42">Data em que o pedido formal foi registrado e abriu-se o processo no órgão de registro</text:p>
          </table:table-cell>
        </table:table-row>
        <text:soft-page-break/>
        <table:table-row>
          <table:table-cell table:style-name="Tabela1.A10" office:value-type="string">
            <text:p text:style-name="P96">Número do processo</text:p>
            <text:p text:style-name="P96"><text:span text:style-name="T47">OBS: O número é precedido da sigla BR</text:span> </text:p>
          </table:table-cell>
          <table:table-cell table:style-name="Tabela1.B10" office:value-type="string">
            <text:p text:style-name="P56">Texto</text:p>
          </table:table-cell>
          <table:table-cell table:style-name="Tabela1.C10" office:value-type="string">
            <text:p text:style-name="P57"><text:span text:style-name="T36">N</text:span>úmero que identifica o pedido junto ao INPI e que servirá para acompanhar o andamento do processo na RPI</text:p>
          </table:table-cell>
        </table:table-row>
        <table:table-row>
          <table:table-cell table:style-name="Tabela1.A18" office:value-type="string">
            <text:p text:style-name="P74">Órgão de registro </text:p>
          </table:table-cell>
          <table:table-cell table:style-name="Tabela1.B11" office:value-type="string">
            <text:p text:style-name="P17">Lista</text:p>
          </table:table-cell>
          <table:table-cell table:style-name="Tabela1.C11" office:value-type="string">
            <text:p text:style-name="P75"><text:span text:style-name="T7">Menu</text:span> dropdown <text:span text:style-name="T7">com as seguintes opções</text:span>: </text:p>
            <text:p text:style-name="P76">Agência Nacional de Cinema - ANCINE</text:p>
            <text:p text:style-name="P152">Conselho Federal de Engenharia, Arquitetura e Agronomia - CONFEA</text:p>
            <text:p text:style-name="P76">Instituto Nacional da Propriedade Industrial - INPI</text:p>
            <text:p text:style-name="P76">Escola de Música <text:span text:style-name="T15">da Universidade Federal do Rio de Janeiro</text:span> - EM</text:p>
            <text:p text:style-name="P76">Escola de Belas Artes - EBA</text:p>
            <text:p text:style-name="P76">Fundação Biblioteca Nacional - FNB</text:p>
            <text:p text:style-name="P76">Serviço Nacional de Proteção de Cultivares - SNPC</text:p>
          </table:table-cell>
        </table:table-row>
        <table:table-row>
          <table:table-cell table:style-name="Tabela1.A18" office:value-type="string">
            <text:p text:style-name="P78">Área do conhecimento <text:span text:style-name="T9">(Grande área)</text:span></text:p>
          </table:table-cell>
          <table:table-cell table:style-name="Tabela1.B18" office:value-type="string">
            <text:p text:style-name="P18">Lista</text:p>
          </table:table-cell>
          <table:table-cell table:style-name="Tabela1.C18" office:value-type="string">
            <text:p text:style-name="P95"><text:span text:style-name="T9">C</text:span>onsultar Anexo II</text:p>
          </table:table-cell>
        </table:table-row>
        <table:table-row>
          <table:table-cell table:style-name="Tabela1.A18" office:value-type="string">
            <text:p text:style-name="P76">Área do conhecimento (Área)</text:p>
          </table:table-cell>
          <table:table-cell table:style-name="Tabela1.B18" office:value-type="string">
            <text:p text:style-name="P19">Lista</text:p>
          </table:table-cell>
          <table:table-cell table:style-name="Tabela1.C18" office:value-type="string">
            <text:p text:style-name="P95"><text:span text:style-name="T9">C</text:span>onsultar Anexo II</text:p>
          </table:table-cell>
        </table:table-row>
        <table:table-row>
          <table:table-cell table:style-name="Tabela1.A18" office:value-type="string">
            <text:p text:style-name="P76">Área do conhecimento (Sub área)</text:p>
          </table:table-cell>
          <table:table-cell table:style-name="Tabela1.B18" office:value-type="string">
            <text:p text:style-name="P19">Lista</text:p>
          </table:table-cell>
          <table:table-cell table:style-name="Tabela1.C18" office:value-type="string">
            <text:p text:style-name="P95"><text:span text:style-name="T9">C</text:span>onsultar Anexo II</text:p>
          </table:table-cell>
        </table:table-row>
        <table:table-row>
          <table:table-cell table:style-name="Tabela1.A18" office:value-type="string">
            <text:p text:style-name="P79">Existe <text:span text:style-name="T9">instituição </text:span>co-titular? </text:p>
          </table:table-cell>
          <table:table-cell table:style-name="Tabela1.B18" office:value-type="string">
            <text:p text:style-name="P20">Booleano</text:p>
          </table:table-cell>
          <table:table-cell table:style-name="Tabela1.C18" office:value-type="string">
            <text:p text:style-name="P79"><text:s/>( <text:s text:c="2"/>) Sim ( <text:s text:c="2"/>) Não </text:p>
            <text:p text:style-name="P80">Se a opção selecionada for “não”, o item seguinte permanecerá desabilitado. </text:p>
          </table:table-cell>
        </table:table-row>
        <table:table-row>
          <table:table-cell table:style-name="Tabela1.A18" office:value-type="string">
            <text:p text:style-name="P79"><text:span text:style-name="T36">Nome da(s) instituição(ões) co-titular(es)</text:span> </text:p>
          </table:table-cell>
          <table:table-cell table:style-name="Tabela1.B18" office:value-type="string">
            <text:p text:style-name="P20">Lista</text:p>
          </table:table-cell>
          <table:table-cell table:style-name="Tabela1.C18" office:value-type="string">
            <text:p text:style-name="P80">O usuário deve escrever a sigla ou o nome da instituição por extenso; caso a mesma já esteja cadastrada no banco de dados, o usuário deve <text:span text:style-name="T11">selecioná-la.</text:span> Do contrário, poderá realizar o cadastro clicando num link que abrirá uma janela pop-up. </text:p>
            <text:p text:style-name="P80"><text:span text:style-name="T4">S</text:span>e houver mais de uma instituição, o usuário deve clicar no botão “adicionar novo campo” e repetir o procedimento.</text:p>
          </table:table-cell>
        </table:table-row>
        <text:soft-page-break/>
        <table:table-row>
          <table:table-cell table:style-name="Tabela1.A18" office:value-type="string">
            <text:p text:style-name="P98"><text:span text:style-name="T26">C</text:span><text:span text:style-name="T25">riador responsável</text:span> </text:p>
          </table:table-cell>
          <table:table-cell table:style-name="Tabela1.B18" office:value-type="string">
            <text:p text:style-name="P41">Lista<text:line-break/><text:span text:style-name="T24">FK</text:span></text:p>
          </table:table-cell>
          <table:table-cell table:style-name="Tabela1.C18" office:value-type="string">
            <text:p text:style-name="P80"><text:span text:style-name="T4">S</text:span>imilar ao anterior; <text:span text:style-name="T13">porém o usuário deve buscar pelo nome do criador</text:span>.</text:p>
          </table:table-cell>
        </table:table-row>
        <table:table-row>
          <table:table-cell table:style-name="Tabela1.A18" office:value-type="string">
            <text:p text:style-name="P67">Co-criador(es)</text:p>
          </table:table-cell>
          <table:table-cell table:style-name="Tabela1.B18" office:value-type="string">
            <text:p text:style-name="P43">Lista<text:line-break/><text:span text:style-name="T24">FK</text:span></text:p>
          </table:table-cell>
          <table:table-cell table:style-name="Tabela1.C18" office:value-type="string">
            <text:p text:style-name="P80">Similar ao anterior.</text:p>
          </table:table-cell>
        </table:table-row>
        <table:table-row>
          <table:table-cell table:style-name="Tabela1.A19" office:value-type="string">
            <text:p text:style-name="P21">Observação</text:p>
          </table:table-cell>
          <table:table-cell table:style-name="Tabela1.B19" office:value-type="string">
            <text:p text:style-name="P22">Área de Texto</text:p>
          </table:table-cell>
          <table:table-cell table:style-name="Tabela1.C19" office:value-type="string">
            <text:p text:style-name="P23">C<text:span text:style-name="T6">ampo aberto para redigir qualquer tipo de observação, como algo dito pela Comissão ou alguma fala do inventor.</text:span></text:p>
          </table:table-cell>
        </table:table-row>
        <table:table-row>
          <table:table-cell table:style-name="Tabela1.A20" office:value-type="string">
            <text:p text:style-name="P100">Status do processo</text:p>
          </table:table-cell>
          <table:table-cell table:style-name="Tabela1.B20" office:value-type="string">
            <text:p text:style-name="P61">Lista</text:p>
          </table:table-cell>
          <table:table-cell table:style-name="Tabela1.C20" office:value-type="string">
            <text:p text:style-name="P99">Menu dropdown com <text:span text:style-name="T14">as seguintes opções</text:span>:</text:p>
            <text:p text:style-name="P102"><text:span text:style-name="T46">Em exame<text:line-break/>Aguardando cumprimento de exigência<text:line-break/>Pedido depositado<text:line-break/>Pedido publicado<text:line-break/>Pedido indeferido<text:line-break/>Pedido deferido</text:span><text:line-break/>Prazo para recurso<text:line-break/>Prazo para manifestação<text:line-break/><text:span text:style-name="T11">Prazo para oposição/manifestação de terceiros<text:line-break/>Período de nulidade administrativa</text:span></text:p>
          </table:table-cell>
        </table:table-row>
      </table:table>
      <text:p text:style-name="P135"/>
      <text:p text:style-name="P132">Seção II – Documentos</text:p>
      <text:p text:style-name="P11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row>
          <table:table-cell table:style-name="Tabela9.A1" office:value-type="string">
            <text:p text:style-name="P4">Documento</text:p>
          </table:table-cell>
          <table:table-cell table:style-name="Tabela9.A1" office:value-type="string">
            <text:p text:style-name="P4">Tipo <text:span text:style-name="T44">de arquivo</text:span></text:p>
          </table:table-cell>
          <table:table-cell table:style-name="Tabela9.A1" office:value-type="string">
            <text:p text:style-name="P4">Obrigatório</text:p>
          </table:table-cell>
          <table:table-cell table:style-name="Tabela9.D1" office:value-type="string">
            <text:p text:style-name="P5">Detalhes</text:p>
          </table:table-cell>
        </table:table-row>
        <table:table-row>
          <table:table-cell table:style-name="Tabela9.A2" office:value-type="string">
            <text:p text:style-name="P174">Formulário do pedido</text:p>
          </table:table-cell>
          <table:table-cell table:style-name="Tabela9.B2" office:value-type="string">
            <text:p text:style-name="P175">PDF</text:p>
          </table:table-cell>
          <table:table-cell table:style-name="Tabela9.C2" office:value-type="string">
            <text:p text:style-name="P177">Sim</text:p>
          </table:table-cell>
          <table:table-cell table:style-name="Tabela9.D2" office:value-type="string">
            <text:p text:style-name="P177">**</text:p>
          </table:table-cell>
        </table:table-row>
        <table:table-row>
          <table:table-cell table:style-name="Tabela9.A3" office:value-type="string">
            <text:p text:style-name="P176">Comprovante de pagamento da retribuição <text:span text:style-name="T40">(GRU)</text:span></text:p>
          </table:table-cell>
          <table:table-cell table:style-name="Tabela9.B3" office:value-type="string">
            <text:p text:style-name="P180">PDF</text:p>
          </table:table-cell>
          <table:table-cell table:style-name="Tabela9.C3" office:value-type="string">
            <text:p text:style-name="P177">Sim</text:p>
          </table:table-cell>
          <table:table-cell table:style-name="Tabela9.D3" office:value-type="string">
            <text:p text:style-name="P177">**</text:p>
          </table:table-cell>
        </table:table-row>
        <table:table-row>
          <table:table-cell table:style-name="Tabela9.A6" office:value-type="string">
            <text:p text:style-name="P178">Ata da reunião com Comissão Avaliadora</text:p>
          </table:table-cell>
          <table:table-cell table:style-name="Tabela9.B6" office:value-type="string">
            <text:p text:style-name="P175">PDF</text:p>
          </table:table-cell>
          <table:table-cell table:style-name="Tabela9.C4" office:value-type="string">
            <text:p text:style-name="P179">Sim</text:p>
          </table:table-cell>
          <table:table-cell table:style-name="Tabela9.D4" office:value-type="string">
            <text:p text:style-name="P179">**</text:p>
          </table:table-cell>
        </table:table-row>
        <table:table-row>
          <table:table-cell table:style-name="Tabela9.A6" office:value-type="string">
            <text:p text:style-name="P190">CAMPO</text:p>
            <text:p text:style-name="P191">Adicionar novo documento</text:p>
          </table:table-cell>
          <table:table-cell table:style-name="Tabela9.B6" office:value-type="string">
            <text:p text:style-name="P175">Texto ou PDF</text:p>
          </table:table-cell>
          <table:table-cell table:style-name="Tabela9.C5" office:value-type="string">
            <text:p text:style-name="P179">**</text:p>
          </table:table-cell>
          <table:table-cell table:style-name="Tabela9.D5" office:value-type="string">
            <text:p text:style-name="P181">Consultar Anexo I</text:p>
          </table:table-cell>
        </table:table-row>
        <table:table-row>
          <table:table-cell table:style-name="Tabela9.A6" office:value-type="string">
            <text:p text:style-name="P190">CAMPO</text:p>
            <text:p text:style-name="P192">Adicionar <text:span text:style-name="T41">arquivo de </text:span>imagem</text:p>
          </table:table-cell>
          <table:table-cell table:style-name="Tabela9.B6" office:value-type="string">
            <text:p text:style-name="P175">Imagem <text:span text:style-name="T52">ou PDF</text:span></text:p>
          </table:table-cell>
          <table:table-cell table:style-name="Tabela9.C6" office:value-type="string">
            <text:p text:style-name="P179">**</text:p>
          </table:table-cell>
          <table:table-cell table:style-name="Tabela9.D6" office:value-type="string">
            <text:p text:style-name="P182">Consultar Anexo I</text:p>
          </table:table-cell>
        </table:table-row>
      </table:table>
      <text:p text:style-name="P136"/>
      <text:p text:style-name="P141"><text:soft-page-break/>Inventor</text:p>
      <text:p text:style-name="P112"/>
      <text:p text:style-name="P133">Seção I – Dados Gerais</text:p>
      <text:p text:style-name="P11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5">Campo</text:p>
          </table:table-cell>
          <table:table-cell table:style-name="Tabela2.A1" office:value-type="string">
            <text:p text:style-name="P105">Tipo</text:p>
          </table:table-cell>
          <table:table-cell table:style-name="Tabela2.C1" office:value-type="string">
            <text:p text:style-name="P105">Detalhes</text:p>
          </table:table-cell>
        </table:table-row>
        <table:table-row>
          <table:table-cell table:style-name="Tabela2.A5" office:value-type="string">
            <text:p text:style-name="P24">Nome</text:p>
          </table:table-cell>
          <table:table-cell table:style-name="Tabela2.B2" office:value-type="string">
            <text:p text:style-name="P25">Texto</text:p>
          </table:table-cell>
          <table:table-cell table:style-name="Tabela2.C2" office:value-type="string">
            <text:p text:style-name="P50">Pré-formatação em maiúsculas</text:p>
          </table:table-cell>
        </table:table-row>
        <table:table-row>
          <table:table-cell table:style-name="Tabela2.A5" office:value-type="string">
            <text:p text:style-name="P24">CPF</text:p>
          </table:table-cell>
          <table:table-cell table:style-name="Tabela2.B3" office:value-type="string">
            <text:p text:style-name="P25">Número</text:p>
          </table:table-cell>
          <table:table-cell table:style-name="Tabela2.C3" office:value-type="string">
            <text:p text:style-name="P50">Verificar validade</text:p>
          </table:table-cell>
        </table:table-row>
        <table:table-row>
          <table:table-cell table:style-name="Tabela2.A5" office:value-type="string">
            <text:p text:style-name="P24">E-mail</text:p>
          </table:table-cell>
          <table:table-cell table:style-name="Tabela2.B4" office:value-type="string">
            <text:p text:style-name="P25">E-mail</text:p>
          </table:table-cell>
          <table:table-cell table:style-name="Tabela2.C4" office:value-type="string">
            <text:p text:style-name="P24">Verificar validade</text:p>
          </table:table-cell>
        </table:table-row>
        <table:table-row>
          <table:table-cell table:style-name="Tabela2.A5" office:value-type="string">
            <text:p text:style-name="P24">Telefone</text:p>
          </table:table-cell>
          <table:table-cell table:style-name="Tabela2.B5" office:value-type="string">
            <text:p text:style-name="P25">Número</text:p>
          </table:table-cell>
          <table:table-cell table:style-name="Tabela2.C5" office:value-type="string">
            <text:p text:style-name="P24">Pré-formatação, <text:span text:style-name="T17">com DDD</text:span></text:p>
          </table:table-cell>
        </table:table-row>
        <table:table-row>
          <table:table-cell table:style-name="Tabela2.A6" office:value-type="string">
            <text:p text:style-name="P30"><text:span text:style-name="T36">Possui v</text:span>ínculo <text:span text:style-name="T19">com o IFG?</text:span></text:p>
          </table:table-cell>
          <table:table-cell table:style-name="Tabela2.B6" office:value-type="string">
            <text:p text:style-name="P49">Booelano</text:p>
          </table:table-cell>
          <table:table-cell table:style-name="Tabela2.C6" office:value-type="string">
            <text:p text:style-name="P160"><text:span text:style-name="T51">(</text:span> ) Sim<text:line-break/>( ) Não</text:p>
          </table:table-cell>
        </table:table-row>
        <table:table-row>
          <table:table-cell table:style-name="Tabela2.A7" office:value-type="string">
            <text:p text:style-name="P91">CASO <text:span text:style-name="T37">HAJA</text:span> VÍNCULO ENTRE O INVENTOR E O IFG:</text:p>
            <text:p text:style-name="P91">Selecione o tipo de vínculo:</text:p>
          </table:table-cell>
          <table:table-cell table:style-name="Tabela2.B7" office:value-type="string">
            <text:p text:style-name="P170">Lista</text:p>
          </table:table-cell>
          <table:table-cell table:style-name="Tabela2.C7" office:value-type="string">
            <text:p text:style-name="P30">Menu dropdown com as seguintes opções:</text:p>
            <text:p text:style-name="P30">Aluno<text:line-break/>Professor <text:span text:style-name="T38">Efetivo<text:line-break/>Professor Substituto</text:span><text:line-break/>Técnico Administrativo<text:line-break/>E<text:span text:style-name="T36">stagiário<text:line-break/>Bolsista<text:line-break/>Outro</text:span></text:p>
          </table:table-cell>
        </table:table-row>
        <table:table-row>
          <table:table-cell table:style-name="Tabela2.A8" office:value-type="string">
            <text:p text:style-name="P50">CASO <text:span text:style-name="T37">NÃO</text:span> HAJA VÍNCULO ENTRE O INVENTOR E O IFG: <text:line-break/></text:p>
            <text:p text:style-name="P50">Selecione a <text:span text:style-name="T25">i</text:span><text:span text:style-name="T27">nstituição</text:span><text:span text:style-name="T10"> </text:span>de origem:</text:p>
          </table:table-cell>
          <table:table-cell table:style-name="Tabela2.B8" office:value-type="string">
            <text:p text:style-name="P25">Lista</text:p>
            <text:p text:style-name="P183">FK</text:p>
          </table:table-cell>
          <table:table-cell table:style-name="Tabela2.C8" office:value-type="string">
            <text:p text:style-name="P81">O usuário deve escrever a sigla ou o nome da instituição por extenso; caso a mesma já esteja cadastrada no banco de dados, o usuário deve <text:span text:style-name="T10">selecioná-la.</text:span> Do contrário, poderá realizar o cadastro clicando num link que abrirá uma janela pop-up</text:p>
          </table:table-cell>
        </table:table-row>
      </table:table>
      <text:p text:style-name="P121"/>
      <text:p text:style-name="P134">Seção II – Documentos</text:p>
      <text:p text:style-name="P123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3">Campo</text:p>
          </table:table-cell>
          <table:table-cell table:style-name="Tabela16.A1" office:value-type="string">
            <text:p text:style-name="P3">Tipo</text:p>
          </table:table-cell>
          <table:table-cell table:style-name="Tabela16.C1" office:value-type="string">
            <text:p text:style-name="P3">Detalhes</text:p>
          </table:table-cell>
        </table:table-row>
        <table:table-row>
          <table:table-cell table:style-name="Tabela16.A2" office:value-type="string">
            <text:p text:style-name="P92">CASO HAJA VÍNCULO ENTRE O INVENTOR E O IFG:</text:p>
            <text:p text:style-name="P93"><text:span text:style-name="T39">D</text:span>ocumento comprobatório da existência do vínculo</text:p>
          </table:table-cell>
          <table:table-cell table:style-name="Tabela16.B2" office:value-type="string">
            <text:p text:style-name="P193">PDF</text:p>
          </table:table-cell>
          <table:table-cell table:style-name="Tabela16.C2" office:value-type="string">
            <text:p text:style-name="P94">Aluno: comprovante de matrícula</text:p>
            <text:p text:style-name="P94">Professor Efetivo: Contrato de trabalho</text:p>
            <text:p text:style-name="P94">Professor Substituto: Contrato de trabalho</text:p>
            <text:p text:style-name="P94">Bolsista:</text:p>
            <text:p text:style-name="P94"><text:soft-page-break/>Estagiário: </text:p>
            <text:p text:style-name="P94">Técnico administrativo: Contrato de trabalho</text:p>
          </table:table-cell>
        </table:table-row>
        <table:table-row>
          <table:table-cell table:style-name="Tabela16.A3" office:value-type="string">
            <text:p text:style-name="P51">Documentos pessoais (RG e CPF)</text:p>
          </table:table-cell>
          <table:table-cell table:style-name="Tabela16.B3" office:value-type="string">
            <text:p text:style-name="P52">PDF</text:p>
          </table:table-cell>
          <table:table-cell table:style-name="Tabela16.C3" office:value-type="string">
            <text:p text:style-name="P51">Juntos no mesmo arquivo</text:p>
          </table:table-cell>
        </table:table-row>
      </table:table>
      <text:p text:style-name="P122"/>
      <text:p text:style-name="P142">Instituição</text:p>
      <text:p text:style-name="P11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">Campo</text:p>
          </table:table-cell>
          <table:table-cell table:style-name="Tabela3.A1" office:value-type="string">
            <text:p text:style-name="P1">Tipo</text:p>
          </table:table-cell>
          <table:table-cell table:style-name="Tabela3.C1" office:value-type="string">
            <text:p text:style-name="P1">Detalhes</text:p>
          </table:table-cell>
        </table:table-row>
        <table:table-row>
          <table:table-cell table:style-name="Tabela3.A2" office:value-type="string">
            <text:p text:style-name="P24">Nome</text:p>
          </table:table-cell>
          <table:table-cell table:style-name="Tabela3.B2" office:value-type="string">
            <text:p text:style-name="P25">Texto</text:p>
          </table:table-cell>
          <table:table-cell table:style-name="Tabela3.C2" office:value-type="string">
            <text:p text:style-name="P24">Nome completo da instituição sem abreviações ou omissões</text:p>
            <text:p text:style-name="P24">Pré-formatação em maiúsculas</text:p>
          </table:table-cell>
        </table:table-row>
        <table:table-row>
          <table:table-cell table:style-name="Tabela3.A5" office:value-type="string">
            <text:p text:style-name="P187">Sigla</text:p>
          </table:table-cell>
          <table:table-cell table:style-name="Tabela3.B4" office:value-type="string">
            <text:p text:style-name="P188">Texto</text:p>
          </table:table-cell>
          <table:table-cell table:style-name="Tabela3.C4" office:value-type="string">
            <text:p text:style-name="P173">**</text:p>
          </table:table-cell>
        </table:table-row>
        <table:table-row>
          <table:table-cell table:style-name="Tabela3.A5" office:value-type="string">
            <text:p text:style-name="P31">Endereço</text:p>
          </table:table-cell>
          <table:table-cell table:style-name="Tabela3.B4" office:value-type="string">
            <text:p text:style-name="P32">Texto</text:p>
          </table:table-cell>
          <table:table-cell table:style-name="Tabela3.C4" office:value-type="string">
            <text:p text:style-name="P173">**</text:p>
          </table:table-cell>
        </table:table-row>
        <table:table-row>
          <table:table-cell table:style-name="Tabela3.A5" office:value-type="string">
            <text:p text:style-name="P24">Telefone</text:p>
          </table:table-cell>
          <table:table-cell table:style-name="Tabela3.B5" office:value-type="string">
            <text:p text:style-name="P25">Número</text:p>
          </table:table-cell>
          <table:table-cell table:style-name="Tabela3.C5" office:value-type="string">
            <text:p text:style-name="P24">Pré-formatação</text:p>
          </table:table-cell>
        </table:table-row>
        <table:table-row>
          <table:table-cell table:style-name="Tabela3.A6" office:value-type="string">
            <text:p text:style-name="P31">Estado</text:p>
          </table:table-cell>
          <table:table-cell table:style-name="Tabela3.B6" office:value-type="string">
            <text:p text:style-name="P25">Lista</text:p>
          </table:table-cell>
          <table:table-cell table:style-name="Tabela3.C6" office:value-type="string">
            <text:p text:style-name="P85">Menu dropdown com as siglas e nomes de todos os estados e o Distrito Federal <text:span text:style-name="T45">(Anexo III)</text:span></text:p>
          </table:table-cell>
        </table:table-row>
        <table:table-row>
          <table:table-cell table:style-name="Tabela3.A7" office:value-type="string">
            <text:p text:style-name="P59">Categoria:</text:p>
          </table:table-cell>
          <table:table-cell table:style-name="Tabela3.B7" office:value-type="string">
            <text:p text:style-name="P60">Lista</text:p>
          </table:table-cell>
          <table:table-cell table:style-name="Tabela3.C7" office:value-type="string">
            <text:p text:style-name="P156">( ) ICT – Instituição de Ciência e Tecnologia<text:line-break/>( ) Empresa<text:line-break/>( ) Outro</text:p>
          </table:table-cell>
        </table:table-row>
      </table:table>
      <text:p text:style-name="P120"/>
      <text:p text:style-name="P143">Tarefa</text:p>
      <text:p text:style-name="P113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">Campo</text:p>
          </table:table-cell>
          <table:table-cell table:style-name="Tabela4.A1" office:value-type="string">
            <text:p text:style-name="P2">Tipo</text:p>
          </table:table-cell>
          <table:table-cell table:style-name="Tabela4.C1" office:value-type="string">
            <text:p text:style-name="P2">Detalhes</text:p>
          </table:table-cell>
        </table:table-row>
        <table:table-row>
          <table:table-cell table:style-name="Tabela4.A11" office:value-type="string">
            <text:p text:style-name="P13">Título</text:p>
          </table:table-cell>
          <table:table-cell table:style-name="Tabela4.B2" office:value-type="string">
            <text:p text:style-name="P26">Texto</text:p>
          </table:table-cell>
          <table:table-cell table:style-name="Tabela4.C2" office:value-type="string">
            <text:p text:style-name="P13">Nome dado à tarefa para facilitar a identificação no <text:span text:style-name="T8">painel de notificações</text:span>.</text:p>
          </table:table-cell>
        </table:table-row>
        <table:table-row>
          <table:table-cell table:style-name="Tabela4.A11" office:value-type="string">
            <text:p text:style-name="P167">Tecnologia</text:p>
          </table:table-cell>
          <table:table-cell table:style-name="Tabela4.B5" office:value-type="string">
            <text:p text:style-name="P11">Lista</text:p>
            <text:p text:style-name="P183">FK</text:p>
          </table:table-cell>
          <table:table-cell table:style-name="Tabela4.C5" office:value-type="string">
            <text:p text:style-name="P82">O usuário deve escrever o nome/<text:span text:style-name="T51">título</text:span> da <text:span text:style-name="T51">tecnologia</text:span> por extenso <text:span text:style-name="T51">e selecioná-la assim que aparecer.</text:span> <text:span text:style-name="T51">Caso a tecnologia procurada não exista</text:span>, <text:span text:style-name="T51">o usuário não poderá criar a tarefa.</text:span></text:p>
          </table:table-cell>
        </table:table-row>
        <table:table-row>
          <table:table-cell table:style-name="Tabela4.A11" office:value-type="string">
            <text:p text:style-name="P166">Tipo de atividade</text:p>
          </table:table-cell>
          <table:table-cell table:style-name="Tabela4.B5" office:value-type="string">
            <text:p text:style-name="P33">Lista</text:p>
          </table:table-cell>
          <table:table-cell table:style-name="Tabela4.C5" office:value-type="string">
            <text:p text:style-name="P88">Menu dropdown com as seguintes opções:</text:p>
            <text:p text:style-name="P88"><text:span text:style-name="T51">Trâmite no órgão de registro<text:line-break/>Trâmite interno</text:span></text:p>
          </table:table-cell>
        </table:table-row>
        <text:soft-page-break/>
        <table:table-row>
          <table:table-cell table:style-name="Tabela4.A11" office:value-type="string">
            <text:p text:style-name="P166">Atividade</text:p>
          </table:table-cell>
          <table:table-cell table:style-name="Tabela4.B5" office:value-type="string">
            <text:p text:style-name="P170">Lista</text:p>
          </table:table-cell>
          <table:table-cell table:style-name="Tabela4.C5" office:value-type="string">
            <text:p text:style-name="P159">CASO TIPO = TRÂMITE NO ÓRGÃO DE REGISTRO</text:p>
            <text:p text:style-name="P159">Menu dropdown com as seguintes opções:</text:p>
            <text:p text:style-name="P158"><text:span text:style-name="T51">Cumprimento de exigência<text:line-break/>Manifestação</text:span><text:line-break/>Pagamento de anuidade<text:line-break/>Pagamento de retribuição<text:line-break/><text:span text:style-name="T33">Petição<text:line-break/>Recurso<text:line-break/>Outros</text:span></text:p>
            <text:p text:style-name="P159">CASO TIPO = TRÂMITE INTERNO</text:p>
            <text:p text:style-name="P159">Menu dropdown com as seguintes opções:</text:p>
            <text:p text:style-name="P159">Termo de co-titularidade<text:line-break/>Termo de inventores<text:line-break/>Termo de confidencialidade e sigilo<text:line-break/>Outro</text:p>
          </table:table-cell>
        </table:table-row>
        <table:table-row>
          <table:table-cell table:style-name="Tabela4.A11" office:value-type="string">
            <text:p text:style-name="P184">Código</text:p>
          </table:table-cell>
          <table:table-cell table:style-name="Tabela4.B8" office:value-type="string">
            <text:p text:style-name="P183">Número</text:p>
          </table:table-cell>
          <table:table-cell table:style-name="Tabela4.C8" office:value-type="string">
            <text:p text:style-name="P184">APENAS CASO TIPO = TRÂMITE NO ÓRGÃO DE REGISTRO.</text:p>
            <text:p text:style-name="P184">Consultar Anexo IV</text:p>
          </table:table-cell>
        </table:table-row>
        <table:table-row>
          <table:table-cell table:style-name="Tabela4.A11" office:value-type="string">
            <text:p text:style-name="P184">Descrição</text:p>
          </table:table-cell>
          <table:table-cell table:style-name="Tabela4.B8" office:value-type="string">
            <text:p text:style-name="P183">Texto</text:p>
          </table:table-cell>
          <table:table-cell table:style-name="Tabela4.C8" office:value-type="string">
            <text:p text:style-name="P184">APENAS CASO ATIVIDADE = OUTROS. </text:p>
          </table:table-cell>
        </table:table-row>
        <table:table-row>
          <table:table-cell table:style-name="Tabela4.A11" office:value-type="string">
            <text:p text:style-name="P13">Prazo de realização (Data inicial)</text:p>
          </table:table-cell>
          <table:table-cell table:style-name="Tabela4.B8" office:value-type="string">
            <text:p text:style-name="P11">Data</text:p>
          </table:table-cell>
          <table:table-cell table:style-name="Tabela4.C8" office:value-type="string">
            <text:p text:style-name="P13">Data de início da realização da tarefa</text:p>
          </table:table-cell>
        </table:table-row>
        <table:table-row>
          <table:table-cell table:style-name="Tabela4.A11" office:value-type="string">
            <text:p text:style-name="P13">Prazo de realização (Data final)</text:p>
          </table:table-cell>
          <table:table-cell table:style-name="Tabela4.B11" office:value-type="string">
            <text:p text:style-name="P11">Data</text:p>
          </table:table-cell>
          <table:table-cell table:style-name="Tabela4.C11" office:value-type="string">
            <text:p text:style-name="P13">Data limite para realização da tarefa.</text:p>
          </table:table-cell>
        </table:table-row>
        <table:table-row>
          <table:table-cell table:style-name="Tabela4.A11" office:value-type="string">
            <text:p text:style-name="P13">Data de cadastro</text:p>
          </table:table-cell>
          <table:table-cell table:style-name="Tabela4.B11" office:value-type="string">
            <text:p text:style-name="P11">Data</text:p>
          </table:table-cell>
          <table:table-cell table:style-name="Tabela4.C11" office:value-type="string">
            <text:p text:style-name="P13">Salva automaticamente pelo sistema.</text:p>
          </table:table-cell>
        </table:table-row>
        <table:table-row>
          <table:table-cell table:style-name="Tabela4.A11" office:value-type="string">
            <text:p text:style-name="P13">Data de conclusão</text:p>
          </table:table-cell>
          <table:table-cell table:style-name="Tabela4.B11" office:value-type="string">
            <text:p text:style-name="P11">Data</text:p>
          </table:table-cell>
          <table:table-cell table:style-name="Tabela4.C11" office:value-type="string">
            <text:p text:style-name="P13">Data em que a tarefa foi realizada.</text:p>
          </table:table-cell>
        </table:table-row>
        <table:table-row>
          <table:table-cell table:style-name="Tabela4.A12" office:value-type="string">
            <text:p text:style-name="P13">Status</text:p>
          </table:table-cell>
          <table:table-cell table:style-name="Tabela4.B12" office:value-type="string">
            <text:p text:style-name="P26">Lista</text:p>
          </table:table-cell>
          <table:table-cell table:style-name="Tabela4.C12" office:value-type="string">
            <text:p text:style-name="P86">Menu dropdown com <text:span text:style-name="T14">as seguintes opções:</text:span></text:p>
            <text:p text:style-name="P71">Aguardando início<text:line-break/>Em andamento<text:line-break/>Finalizada<text:line-break/>Não <text:span text:style-name="T52">realizada</text:span></text:p>
          </table:table-cell>
        </table:table-row>
        <table:table-row>
          <table:table-cell table:style-name="Tabela4.A13" office:value-type="string">
            <text:p text:style-name="P184">Anexo</text:p>
          </table:table-cell>
          <table:table-cell table:style-name="Tabela4.B13" office:value-type="string">
            <text:p text:style-name="P183">Arquivo</text:p>
          </table:table-cell>
          <table:table-cell table:style-name="Tabela4.C13" office:value-type="string">
            <text:p text:style-name="P161">Toda <text:span text:style-name="T33">petição</text:span> possui um documento comprobatório do cumprimento da mesma; este deve ser <text:span text:style-name="T19">carregado (</text:span><text:span text:style-name="T20">uploaded</text:span><text:span text:style-name="T19">)</text:span> no sistema antes da data <text:soft-page-break/>limite da realização dessa atividade. </text:p>
          </table:table-cell>
        </table:table-row>
      </table:table>
      <text:p text:style-name="P157"/>
      <text:p text:style-name="P144"><text:span text:style-name="T21">Contrato de </text:span>Transferência de Tecnologia</text:p>
      <text:p text:style-name="P114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06">Campo</text:p>
          </table:table-cell>
          <table:table-cell table:style-name="Tabela6.A1" office:value-type="string">
            <text:p text:style-name="P106">Tipo</text:p>
          </table:table-cell>
          <table:table-cell table:style-name="Tabela6.C1" office:value-type="string">
            <text:p text:style-name="P106">Detalhes</text:p>
          </table:table-cell>
        </table:table-row>
        <table:table-row>
          <table:table-cell table:style-name="Tabela6.A3" office:value-type="string">
            <text:p text:style-name="P165">Tecnologia</text:p>
          </table:table-cell>
          <table:table-cell table:style-name="Tabela6.B2" office:value-type="string">
            <text:p text:style-name="P33">Lista</text:p>
            <text:p text:style-name="P186">FK</text:p>
          </table:table-cell>
          <table:table-cell table:style-name="Tabela6.C2" office:value-type="string">
            <text:p text:style-name="P82">O usuário deve escrever o nome/<text:span text:style-name="T51">título</text:span> da <text:span text:style-name="T51">tecnologia</text:span> por extenso <text:span text:style-name="T51">e selecioná-la assim que aparecer.</text:span> <text:span text:style-name="T51">Caso a tecnologia procurada não exista</text:span>, <text:span text:style-name="T51">o usuário não poderá continuar o cadastro do contrato.</text:span></text:p>
          </table:table-cell>
        </table:table-row>
        <table:table-row>
          <table:table-cell table:style-name="Tabela6.A3" office:value-type="string">
            <text:p text:style-name="P36">Modalidade <text:span text:style-name="T19">contratual</text:span></text:p>
          </table:table-cell>
          <table:table-cell table:style-name="Tabela6.B3" office:value-type="string">
            <text:p text:style-name="P33">Lista</text:p>
          </table:table-cell>
          <table:table-cell table:style-name="Tabela6.C3" office:value-type="string">
            <text:p text:style-name="P87">Menu dropdown com <text:span text:style-name="T11">os seguintes itens:</text:span></text:p>
            <text:p text:style-name="P77">Assistência técnica e científica<text:line-break/>Licença e cessão para exploração de patente<text:line-break/>Licença e cessão para exploração de desenho industrial<text:line-break/>Licença e cessão para uso de marca<text:line-break/>Franquia<text:line-break/>Fornecimento de tecnologia (Know-How)</text:p>
          </table:table-cell>
        </table:table-row>
        <table:table-row>
          <table:table-cell table:style-name="Tabela6.A4" office:value-type="string">
            <text:p text:style-name="P37">Possíveis licenciadores</text:p>
          </table:table-cell>
          <table:table-cell table:style-name="Tabela6.B4" office:value-type="string">
            <text:p text:style-name="P38">Área de texto</text:p>
          </table:table-cell>
          <table:table-cell table:style-name="Tabela6.C4" office:value-type="string">
            <text:p text:style-name="P37">Empresas que poderiam se interessar pela tecnologia em questão</text:p>
          </table:table-cell>
        </table:table-row>
        <table:table-row>
          <table:table-cell table:style-name="Tabela6.A7" office:value-type="string">
            <text:p text:style-name="P62">Formulário</text:p>
          </table:table-cell>
          <table:table-cell table:style-name="Tabela6.B7" office:value-type="string">
            <text:p text:style-name="P65">Arquivo</text:p>
          </table:table-cell>
          <table:table-cell table:style-name="Tabela6.C7" office:value-type="string">
            <text:p text:style-name="P62">Formulário de Requerimento de Averbação e Registro</text:p>
          </table:table-cell>
        </table:table-row>
        <table:table-row>
          <table:table-cell table:style-name="Tabela6.A7" office:value-type="string">
            <text:p text:style-name="P62">Carta Explicativa</text:p>
          </table:table-cell>
          <table:table-cell table:style-name="Tabela6.B7" office:value-type="string">
            <text:p text:style-name="P65">Arquivo</text:p>
          </table:table-cell>
          <table:table-cell table:style-name="Tabela6.C7" office:value-type="string">
            <text:p text:style-name="P66"><text:span text:style-name="T29">Pode ser usada tanto para formalizar o pedido quanto para </text:span><text:span text:style-name="T28">apresentação de informações relevantes a respeito do contrato e da fatura e para apresentação esclarecimentos ou justificativas necessárias ao exame dos requerimentos e petições.</text:span></text:p>
          </table:table-cell>
        </table:table-row>
        <table:table-row>
          <table:table-cell table:style-name="Tabela6.A7" office:value-type="string">
            <text:p text:style-name="P63">GRU</text:p>
          </table:table-cell>
          <table:table-cell table:style-name="Tabela6.B7" office:value-type="string">
            <text:p text:style-name="P65">Arquivo</text:p>
          </table:table-cell>
          <table:table-cell table:style-name="Tabela6.C7" office:value-type="string">
            <text:p text:style-name="P64">Guia de Recolhimento da União</text:p>
          </table:table-cell>
        </table:table-row>
        <table:table-row>
          <table:table-cell table:style-name="Tabela6.A8" office:value-type="string">
            <text:p text:style-name="P63">Contrato/Aditivo/<text:line-break/>Fatura</text:p>
          </table:table-cell>
          <table:table-cell table:style-name="Tabela6.B8" office:value-type="string">
            <text:p text:style-name="P65">Arquivo</text:p>
          </table:table-cell>
          <table:table-cell table:style-name="Tabela6.C8" office:value-type="string">
            <text:p text:style-name="P63"><text:span text:style-name="T28">Para compor o processo, o requerente deverá apresentar uma cópia autenticada em cartório do documento (contrato e aditivo ou fatura).</text:span> </text:p>
          </table:table-cell>
        </table:table-row>
        <table:table-row>
          <table:table-cell table:style-name="Tabela6.A9" office:value-type="string">
            <text:p text:style-name="P63">Ficha cadastro</text:p>
          </table:table-cell>
          <table:table-cell table:style-name="Tabela6.B9" office:value-type="string">
            <text:p text:style-name="P65">Arquivo</text:p>
          </table:table-cell>
          <table:table-cell table:style-name="Tabela6.C9" office:value-type="string">
            <text:p text:style-name="P63">Ficha cadastral da empresa cessionária</text:p>
          </table:table-cell>
        </table:table-row>
      </table:table>
      <text:p text:style-name="P146"/>
      <text:p text:style-name="P147">Busca</text:p>
      <text:p text:style-name="P14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3">Item</text:p>
          </table:table-cell>
          <table:table-cell table:style-name="Tabela8.B1" office:value-type="string">
            <text:p text:style-name="P103">Filtros (selecionar)</text:p>
          </table:table-cell>
        </table:table-row>
        <table:table-row>
          <table:table-cell table:style-name="Tabela8.A4" office:value-type="string">
            <text:p text:style-name="P39">Tecnologia</text:p>
          </table:table-cell>
          <table:table-cell table:style-name="Tabela8.B2" office:value-type="string">
            <text:p text:style-name="P39">Título<text:line-break/>Categoria<text:line-break/>Intervalo de data<text:line-break/><text:soft-page-break/>Órgão de registro<text:line-break/>Número do pedido<text:line-break/>Área do conhecimento<text:line-break/><text:tab/>Grande área <text:line-break/><text:tab/>Área<text:line-break/><text:tab/>Subárea<text:line-break/>Instituição<text:line-break/><text:span text:style-name="T53">Inventor</text:span><text:line-break/>Status do processo</text:p>
          </table:table-cell>
        </table:table-row>
        <table:table-row>
          <table:table-cell table:style-name="Tabela8.A4" office:value-type="string">
            <text:p text:style-name="P39">Inventor</text:p>
          </table:table-cell>
          <table:table-cell table:style-name="Tabela8.B3" office:value-type="string">
            <text:p text:style-name="P40">Nome<text:line-break/>CPF<text:line-break/>Instituição<text:line-break/><text:span text:style-name="T54">Tipo de vínculo</text:span></text:p>
          </table:table-cell>
        </table:table-row>
        <table:table-row>
          <table:table-cell table:style-name="Tabela8.A4" office:value-type="string">
            <text:p text:style-name="P39">Instituição</text:p>
          </table:table-cell>
          <table:table-cell table:style-name="Tabela8.B4" office:value-type="string">
            <text:p text:style-name="P40">Nome<text:line-break/>S<text:span text:style-name="T48">igla</text:span><text:line-break/>Estado<text:line-break/><text:span text:style-name="T56">Categoria</text:span></text:p>
          </table:table-cell>
        </table:table-row>
        <table:table-row>
          <table:table-cell table:style-name="Tabela8.A5" office:value-type="string">
            <text:p text:style-name="P39">Tarefa</text:p>
          </table:table-cell>
          <table:table-cell table:style-name="Tabela8.B5" office:value-type="string">
            <text:p text:style-name="P189">Tecnologia<text:line-break/><text:span text:style-name="T55">Tipo de atividade<text:line-break/>Atividade<text:line-break/>Código</text:span><text:line-break/>Intervalo de data<text:line-break/>Status<text:line-break/>Título</text:p>
          </table:table-cell>
        </table:table-row>
        <table:table-row>
          <table:table-cell table:style-name="Tabela8.A6" office:value-type="string">
            <text:p text:style-name="P39">Contrato de Transferência de Tecnologia</text:p>
          </table:table-cell>
          <table:table-cell table:style-name="Tabela8.B6" office:value-type="string">
            <text:p text:style-name="P70"><text:span text:style-name="T18">Modalidade contratual<text:line-break/>Tecnologia</text:span></text:p>
          </table:table-cell>
        </table:table-row>
      </table:table>
      <text:p text:style-name="P125"/>
      <text:p text:style-name="P149">Automatização de Tarefas</text:p>
      <text:p text:style-name="P118"/>
      <text:p text:style-name="P128">Criação do número da pasta física</text:p>
      <text:p text:style-name="P118"/>
      <text:p text:style-name="P128">Criação de tarefas</text:p>
      <text:p text:style-name="P126">A partir do fluxo processual de cada categoria de propriedade intelectual é possível calcular datas para realização de algumas tarefas; esse processo deve ser feito automaticamente pelo sistema, <text:span text:style-name="T22">de modo que, ao término do cadastro da tecnologia, a partir das datas informadas, devem ser geradas as tarefas correspondentes à mesma.</text:span></text:p>
      <text:p text:style-name="P116"/>
      <text:p text:style-name="P128">Alteração de status de tarefas/exigências</text:p>
      <text:p text:style-name="P127">O sistema deve verificar a data final do prazo de realização das tarefas/exigências. <text:soft-page-break/>Caso na data em questão o usuário não tiver alterado o status da mesma para Realizada/Finalizada, o sistema deve alterá-la para Não finalizada/Não realizada e exibir isto no painel de notificações.</text:p>
      <text:p text:style-name="P127">Também é função do sistema observar as tarefas/exigências cadastradas antes da data de início, e trocar seus status para “em andamento” assim que chegar a data mencionada. <text:span text:style-name="T23">Assim, a única alteração que o usuário fará na variável status será marcá-la como “Realizada/Finalizada”.</text:span></text:p>
      <text:p text:style-name="P129"/>
      <text:p text:style-name="P148">Informações</text:p>
      <text:p text:style-name="P137">Prazos da Marca</text:p>
      <text:p text:style-name="P137">Cumprimento de exigência: 5 dias subsequentes à publicação da mesma</text:p>
      <text:p text:style-name="P137">Defesa de oposição: 60 dias seguintes à publicação da mesma</text:p>
      <text:p text:style-name="P137">Pagamento taxas deferimento: 60 dias</text:p>
      <text:p text:style-name="P137">Recurso: 60 dias</text:p>
      <text:p text:style-name="P139">Deferimento: Gerar notificação de prazo de nulidade aberto</text:p>
      <text:p text:style-name="P139">Desesa nulidade: 60 dias</text:p>
      <text:p text:style-name="P139"/>
      <text:p text:style-name="P130"><text:span text:style-name="T8">Documentos não obrigatórios</text:span> devem ser apresentados até 60 dias após a data do pedido.</text:p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s1" text:anchor-type="paragraph" svg:x="8.657cm" svg:y="-1.598cm" svg:width="7.37cm" svg:height="2.087cm" draw:z-index="9"><draw:image xlink:href="Pictures/10000000000001AA00000078E1CDBF59.png" xlink:type="simple" xlink:show="embed" xlink:actuate="onLoad"/></draw:frame><draw:frame draw:style-name="Mfr1" draw:name="figuras2" text:anchor-type="paragraph" svg:x="0.556cm" svg:y="-1.834cm" svg:width="5.703cm" svg:height="2.205cm" draw:z-index="19"><draw:image xlink:href="Pictures/10000000000002BC000001176A5FB35E.jpg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5:55:14.338000000</meta:creation-date>
    <dc:date>2015-10-26T11:12:32.005000000</dc:date>
    <meta:editing-duration>PT16H40M58S</meta:editing-duration>
    <meta:editing-cycles>145</meta:editing-cycles>
    <meta:generator>LibreOffice/4.4.3.2$Windows_x86 LibreOffice_project/88805f81e9fe61362df02b9941de8e38a9b5fd16</meta:generator>
    <meta:print-date>2015-08-05T18:31:34.030000000</meta:print-date>
    <meta:document-statistic meta:table-count="9" meta:image-count="2" meta:object-count="0" meta:page-count="10" meta:paragraph-count="303" meta:word-count="1563" meta:character-count="9969" meta:non-whitespace-character-count="8655"/>
  </office:meta>
</office:document-meta>
</file>